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1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3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8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8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table:style-name="ce5" table:number-columns-repeated="4"/>
          <table:table-cell table:style-name="ce12" table:formula="of:=SUM([.E4:.E33])/30" office:value-type="float" office:value="87902" calcext:value-type="float">
            <text:p>87,902</text:p>
          </table:table-cell>
          <table:table-cell table:style-name="ce12" table:formula="of:=SUM([.F4:.F33])/30" office:value-type="float" office:value="145.8" calcext:value-type="float">
            <text:p>146</text:p>
          </table:table-cell>
          <table:table-cell table:style-name="ce12" table:formula="of:=SUM([.G4:.G33])/30" office:value-type="float" office:value="1061.33333333333" calcext:value-type="float">
            <text:p>1,061</text:p>
          </table:table-cell>
          <table:table-cell table:style-name="ce12" table:formula="of:=SUM([.H4:.H33])/30" office:value-type="float" office:value="352.266666666667" calcext:value-type="float">
            <text:p>352</text:p>
          </table:table-cell>
          <table:table-cell table:style-name="ce12" table:formula="of:=SUM([.I4:.I33])/30" office:value-type="float" office:value="41532" calcext:value-type="float">
            <text:p>41,532</text:p>
          </table:table-cell>
          <table:table-cell table:style-name="ce12" table:formula="of:=SUM([.J4:.J33])/30" office:value-type="float" office:value="147.1" calcext:value-type="float">
            <text:p>147</text:p>
          </table:table-cell>
          <table:table-cell table:style-name="ce12" table:formula="of:=SUM([.K4:.K33])/30" office:value-type="float" office:value="59652.6666666667" calcext:value-type="float">
            <text:p>59,653</text:p>
          </table:table-cell>
          <table:table-cell table:style-name="ce12" table:formula="of:=SUM([.L4:.L33])/30" office:value-type="float" office:value="198.266666666667" calcext:value-type="float">
            <text:p>198</text:p>
          </table:table-cell>
          <table:table-cell table:number-columns-repeated="18"/>
        </table:table-row>
        <table:table-row table:style-name="ro1">
          <table:table-cell table:style-name="ce6" table:number-columns-repeated="4"/>
          <table:table-cell table:style-name="ce13" table:formula="of:=STDEV([.E4:.E33])" office:value-type="float" office:value="41960.9441891073" calcext:value-type="float">
            <text:p>41,961</text:p>
          </table:table-cell>
          <table:table-cell table:style-name="ce13" table:formula="of:=STDEV([.F4:.F33])" office:value-type="float" office:value="57.7762628743339" calcext:value-type="float">
            <text:p>58</text:p>
          </table:table-cell>
          <table:table-cell table:style-name="ce13" table:formula="of:=STDEV([.G4:.G33])" office:value-type="float" office:value="790.616229904564" calcext:value-type="float">
            <text:p>791</text:p>
          </table:table-cell>
          <table:table-cell table:style-name="ce13" table:formula="of:=STDEV([.H4:.H33])" office:value-type="float" office:value="267.982878162964" calcext:value-type="float">
            <text:p>268</text:p>
          </table:table-cell>
          <table:table-cell table:style-name="ce13" table:formula="of:=STDEV([.I4:.I33])" office:value-type="float" office:value="26001.4037286849" calcext:value-type="float">
            <text:p>26,001</text:p>
          </table:table-cell>
          <table:table-cell table:style-name="ce13" table:formula="of:=STDEV([.J4:.J33])" office:value-type="float" office:value="71.525423500295" calcext:value-type="float">
            <text:p>72</text:p>
          </table:table-cell>
          <table:table-cell table:style-name="ce13" table:formula="of:=STDEV([.K4:.K33])" office:value-type="float" office:value="55019.0687905086" calcext:value-type="float">
            <text:p>55,019</text:p>
          </table:table-cell>
          <table:table-cell table:style-name="ce13" table:formula="of:=STDEV([.L4:.L33])" office:value-type="float" office:value="109.825546093396" calcext:value-type="float">
            <text:p>110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3" office:value-type="float" office:value="1080" calcext:value-type="float">
            <text:p>1,08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8" calcext:value-type="float">
            <text:p>848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35" calcext:value-type="float">
            <text:p>7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8" calcext:value-type="float">
            <text:p>518</text:p>
          </table:table-cell>
        </table:table-row>
        <table:table-row table:style-name="ro1">
          <table:table-cell table:number-columns-repeated="4"/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562" calcext:value-type="float">
            <text:p>1,56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45" calcext:value-type="float">
            <text:p>84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65" calcext:value-type="float">
            <text:p>96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905" calcext:value-type="float">
            <text:p>905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66" calcext:value-type="float">
            <text:p>1,266</text:p>
          </table:table-cell>
        </table:table-row>
        <table:table-row table:style-name="ro1">
          <table:table-cell table:number-columns-repeated="4"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Default" table:number-columns-repeated="4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23" calcext:value-type="float">
            <text:p>72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2" table:style-name="ce28" office:value-type="float" office:value="580" calcext:value-type="float">
            <text:p>58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4" calcext:value-type="float">
            <text:p>844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47" calcext:value-type="float">
            <text:p>5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Default" table:number-columns-repeated="2"/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856" calcext:value-type="float">
            <text:p>85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63" calcext:value-type="float">
            <text:p>76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1" calcext:value-type="float">
            <text:p>841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715" calcext:value-type="float">
            <text:p>715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Default" table:number-columns-repeated="4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9" calcext:value-type="float">
            <text:p>609</text:p>
          </table:table-cell>
          <table:table-cell table:style-name="ce27" office:value-type="float" office:value="2130" calcext:value-type="float">
            <text:p>2,130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484" calcext:value-type="float">
            <text:p>484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57" calcext:value-type="float">
            <text:p>55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19" calcext:value-type="float">
            <text:p>419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64" calcext:value-type="float">
            <text:p>1,264</text:p>
          </table:table-cell>
        </table:table-row>
        <table:table-row table:style-name="ro1">
          <table:table-cell table:number-columns-repeated="4"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Default" table:number-columns-repeated="4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2340" calcext:value-type="float">
            <text:p>2,340</text:p>
          </table:table-cell>
          <table:table-cell table:style-name="ce23" office:value-type="float" office:value="2352" calcext:value-type="float">
            <text:p>2,3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953" calcext:value-type="float">
            <text:p>9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21" calcext:value-type="float">
            <text:p>32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1650" calcext:value-type="float">
            <text:p>1,650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79" calcext:value-type="float">
            <text:p>97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5" calcext:value-type="float">
            <text:p>1,305</text:p>
          </table:table-cell>
        </table:table-row>
        <table:table-row table:style-name="ro1">
          <table:table-cell table:number-columns-repeated="4"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34" calcext:value-type="float">
            <text:p>83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91" calcext:value-type="float">
            <text:p>79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79" calcext:value-type="float">
            <text:p>57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89" calcext:value-type="float">
            <text:p>989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82" calcext:value-type="float">
            <text:p>382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1068" calcext:value-type="float">
            <text:p>1,06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4" calcext:value-type="float">
            <text:p>454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1559" calcext:value-type="float">
            <text:p>1,5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09" calcext:value-type="float">
            <text:p>209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451" calcext:value-type="float">
            <text:p>1,4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079" calcext:value-type="float">
            <text:p>1,079</text:p>
          </table:table-cell>
        </table:table-row>
        <table:table-row table:style-name="ro1">
          <table:table-cell table:number-columns-repeated="4"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317" calcext:value-type="float">
            <text:p>1,317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682" calcext:value-type="float">
            <text:p>6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74" calcext:value-type="float">
            <text:p>774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72" calcext:value-type="float">
            <text:p>2,072</text:p>
          </table:table-cell>
        </table:table-row>
        <table:table-row table:style-name="ro1">
          <table:table-cell table:number-columns-repeated="4"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6" calcext:value-type="float">
            <text:p>11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21" calcext:value-type="float">
            <text:p>921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50" calcext:value-type="float">
            <text:p>45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727" calcext:value-type="float">
            <text:p>727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6" calcext:value-type="float">
            <text:p>116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7" calcext:value-type="float">
            <text:p>38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1" calcext:value-type="float">
            <text:p>48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63" calcext:value-type="float">
            <text:p>1,163</text:p>
          </table:table-cell>
        </table:table-row>
        <table:table-row table:style-name="ro1">
          <table:table-cell table:number-columns-repeated="4"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17" calcext:value-type="float">
            <text:p>51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680" calcext:value-type="float">
            <text:p>680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195" calcext:value-type="float">
            <text:p>1,19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613" calcext:value-type="float">
            <text:p>1,6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63" calcext:value-type="float">
            <text:p>56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291" calcext:value-type="float">
            <text:p>1,29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761" calcext:value-type="float">
            <text:p>76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6" calcext:value-type="float">
            <text:p>746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76" calcext:value-type="float">
            <text:p>77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05" calcext:value-type="float">
            <text:p>2,005</text:p>
          </table:table-cell>
        </table:table-row>
        <table:table-row table:style-name="ro1">
          <table:table-cell table:number-columns-repeated="4"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271" calcext:value-type="float">
            <text:p>1,271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87" calcext:value-type="float">
            <text:p>587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871" calcext:value-type="float">
            <text:p>871</text:p>
          </table:table-cell>
        </table:table-row>
        <table:table-row table:style-name="ro1">
          <table:table-cell table:number-columns-repeated="4"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488" calcext:value-type="float">
            <text:p>2,488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12" calcext:value-type="float">
            <text:p>31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160" calcext:value-type="float">
            <text:p>1,160</text:p>
          </table:table-cell>
          <table:table-cell table:style-name="ce23" office:value-type="float" office:value="1163" calcext:value-type="float">
            <text:p>1,163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1" calcext:value-type="float">
            <text:p>74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61" calcext:value-type="float">
            <text:p>96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4" calcext:value-type="float">
            <text:p>44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88" calcext:value-type="float">
            <text:p>1,388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410" calcext:value-type="float">
            <text:p>1,410</text:p>
          </table:table-cell>
          <table:table-cell table:style-name="ce23" office:value-type="float" office:value="1381" calcext:value-type="float">
            <text:p>1,381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042" calcext:value-type="float">
            <text:p>1,0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61" calcext:value-type="float">
            <text:p>96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office:value-type="float" office:value="1282" calcext:value-type="float">
            <text:p>1,28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43" calcext:value-type="float">
            <text:p>643</text:p>
          </table:table-cell>
        </table:table-row>
        <table:table-row table:style-name="ro1">
          <table:table-cell table:number-columns-repeated="4"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80" calcext:value-type="float">
            <text:p>7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37" calcext:value-type="float">
            <text:p>737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42" calcext:value-type="float">
            <text:p>54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622" calcext:value-type="float">
            <text:p>2,622</text:p>
          </table:table-cell>
        </table:table-row>
        <table:table-row table:style-name="ro1">
          <table:table-cell table:number-columns-repeated="4"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860" calcext:value-type="float">
            <text:p>1,860</text:p>
          </table:table-cell>
          <table:table-cell table:style-name="ce23" office:value-type="float" office:value="1727" calcext:value-type="float">
            <text:p>1,727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84" calcext:value-type="float">
            <text:p>1,584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189" calcext:value-type="float">
            <text:p>1,18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38" calcext:value-type="float">
            <text:p>738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1251" calcext:value-type="float">
            <text:p>1,25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946" calcext:value-type="float">
            <text:p>1,94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41" calcext:value-type="float">
            <text:p>54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3" office:value-type="float" office:value="1370" calcext:value-type="float">
            <text:p>1,370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1" calcext:value-type="float">
            <text:p>60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205" calcext:value-type="float">
            <text:p>1,20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7" calcext:value-type="float">
            <text:p>277</text:p>
          </table:table-cell>
          <table:table-cell table:style-name="ce23" office:value-type="float" office:value="1200" calcext:value-type="float">
            <text:p>1,200</text:p>
          </table:table-cell>
          <table:table-cell table:style-name="ce23" office:value-type="float" office:value="1187" calcext:value-type="float">
            <text:p>1,1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8" calcext:value-type="float">
            <text:p>708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980" calcext:value-type="float">
            <text:p>1,980</text:p>
          </table:table-cell>
          <table:table-cell table:style-name="ce24" office:value-type="float" office:value="1828" calcext:value-type="float">
            <text:p>1,8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58" calcext:value-type="float">
            <text:p>458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02" calcext:value-type="float">
            <text:p>70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776" calcext:value-type="float">
            <text:p>77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6" calcext:value-type="float">
            <text:p>826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72" calcext:value-type="float">
            <text:p>272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05" calcext:value-type="float">
            <text:p>2,805</text:p>
          </table:table-cell>
        </table:table-row>
        <table:table-row table:style-name="ro1">
          <table:table-cell table:number-columns-repeated="4"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4" calcext:value-type="float">
            <text:p>60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8" calcext:value-type="float">
            <text:p>858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18" calcext:value-type="float">
            <text:p>61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50" calcext:value-type="float">
            <text:p>85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27" calcext:value-type="float">
            <text:p>1,527</text:p>
          </table:table-cell>
        </table:table-row>
        <table:table-row table:style-name="ro1">
          <table:table-cell table:number-columns-repeated="4"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493" calcext:value-type="float">
            <text:p>1,493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27" calcext:value-type="float">
            <text:p>22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2" calcext:value-type="float">
            <text:p>682</text:p>
          </table:table-cell>
        </table:table-row>
        <table:table-row table:style-name="ro1">
          <table:table-cell table:number-columns-repeated="4"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78" calcext:value-type="float">
            <text:p>67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76" calcext:value-type="float">
            <text:p>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3" calcext:value-type="float">
            <text:p>48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72" calcext:value-type="float">
            <text:p>1,372</text:p>
          </table:table-cell>
        </table:table-row>
        <table:table-row table:style-name="ro1">
          <table:table-cell table:number-columns-repeated="4"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961" calcext:value-type="float">
            <text:p>96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64" calcext:value-type="float">
            <text:p>464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5" calcext:value-type="float">
            <text:p>2,385</text:p>
          </table:table-cell>
        </table:table-row>
        <table:table-row table:style-name="ro1">
          <table:table-cell table:number-columns-repeated="4"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568" calcext:value-type="float">
            <text:p>568</text:p>
          </table:table-cell>
          <table:table-cell table:style-name="ce26" office:value-type="float" office:value="1740" calcext:value-type="float">
            <text:p>1,740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70" calcext:value-type="float">
            <text:p>87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2" calcext:value-type="float">
            <text:p>9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4" calcext:value-type="float">
            <text:p>1,5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39:.E68])/30" office:value-type="float" office:value="4999.33333333333" calcext:value-type="float">
            <text:p>4,999</text:p>
          </table:table-cell>
          <table:table-cell table:style-name="ce12" table:formula="of:=SUM([.F39:.F68])/30" office:value-type="float" office:value="4420.83333333333" calcext:value-type="float">
            <text:p>4,421</text:p>
          </table:table-cell>
          <table:table-cell table:style-name="ce12" table:formula="of:=SUM([.G39:.G68])/30" office:value-type="float" office:value="1327.66666666667" calcext:value-type="float">
            <text:p>1,328</text:p>
          </table:table-cell>
          <table:table-cell table:style-name="ce12" table:formula="of:=SUM([.H39:.H68])/30" office:value-type="float" office:value="1321.6" calcext:value-type="float">
            <text:p>1,322</text:p>
          </table:table-cell>
          <table:table-cell table:style-name="ce12" table:number-columns-repeated="2"/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39:.S68])/30" office:value-type="float" office:value="1194.66666666667" calcext:value-type="float">
            <text:p>1,195</text:p>
          </table:table-cell>
          <table:table-cell table:style-name="ce12" table:formula="of:=SUM([.T39:.T68])/30" office:value-type="float" office:value="1156" calcext:value-type="float">
            <text:p>1,156</text:p>
          </table:table-cell>
          <table:table-cell table:style-name="ce12" table:formula="of:=SUM([.U39:.U68])/30" office:value-type="float" office:value="1119.33333333333" calcext:value-type="float">
            <text:p>1,119</text:p>
          </table:table-cell>
          <table:table-cell table:style-name="ce12" table:formula="of:=SUM([.V39:.V68])/30" office:value-type="float" office:value="1066.76666666667" calcext:value-type="float">
            <text:p>1,067</text:p>
          </table:table-cell>
          <table:table-cell table:style-name="ce12" table:formula="of:=SUM([.W39:.W68])/30" office:value-type="float" office:value="1046.33333333333" calcext:value-type="float">
            <text:p>1,046</text:p>
          </table:table-cell>
          <table:table-cell table:style-name="ce12" table:formula="of:=SUM([.X39:.X68])/30" office:value-type="float" office:value="1019.43333333333" calcext:value-type="float">
            <text:p>1,019</text:p>
          </table:table-cell>
          <table:table-cell table:style-name="ce12" table:formula="of:=SUM([.Y39:.Y68])/30" office:value-type="float" office:value="1046" calcext:value-type="float">
            <text:p>1,046</text:p>
          </table:table-cell>
          <table:table-cell table:style-name="ce12" table:formula="of:=SUM([.Z39:.Z68])/30" office:value-type="float" office:value="1030.96666666667" calcext:value-type="float">
            <text:p>1,031</text:p>
          </table:table-cell>
          <table:table-cell table:style-name="ce12" table:formula="of:=SUM([.AA39:.AA68])/30" office:value-type="float" office:value="903.666666666667" calcext:value-type="float">
            <text:p>904</text:p>
          </table:table-cell>
          <table:table-cell table:style-name="ce12" table:formula="of:=SUM([.AB39:.AB68])/30" office:value-type="float" office:value="880.633333333333" calcext:value-type="float">
            <text:p>881</text:p>
          </table:table-cell>
          <table:table-cell table:style-name="ce12" table:formula="of:=SUM([.AC39:.AC68])/30" office:value-type="float" office:value="1194.33333333333" calcext:value-type="float">
            <text:p>1,194</text:p>
          </table:table-cell>
          <table:table-cell table:style-name="ce12" table:formula="of:=SUM([.AD39:.AD68])/30" office:value-type="float" office:value="1170.4" calcext:value-type="float">
            <text:p>1,170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39:.E68])" office:value-type="float" office:value="4429.93962232797" calcext:value-type="float">
            <text:p>4,430</text:p>
          </table:table-cell>
          <table:table-cell table:style-name="ce13" table:formula="of:=STDEV([.F39:.F68])" office:value-type="float" office:value="3938.38786450298" calcext:value-type="float">
            <text:p>3,938</text:p>
          </table:table-cell>
          <table:table-cell table:style-name="ce13" table:formula="of:=STDEV([.G39:.G68])" office:value-type="float" office:value="682.463505824018" calcext:value-type="float">
            <text:p>682</text:p>
          </table:table-cell>
          <table:table-cell table:style-name="ce13" table:formula="of:=STDEV([.H39:.H68])" office:value-type="float" office:value="676.480934818132" calcext:value-type="float">
            <text:p>676</text:p>
          </table:table-cell>
          <table:table-cell table:style-name="ce13" table:number-columns-repeated="2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style-name="ce13" table:formula="of:=STDEV([.S39:.S68])" office:value-type="float" office:value="645.823362918959" calcext:value-type="float">
            <text:p>646</text:p>
          </table:table-cell>
          <table:table-cell table:style-name="ce13" table:formula="of:=STDEV([.T39:.T68])" office:value-type="float" office:value="608.215762532593" calcext:value-type="float">
            <text:p>608</text:p>
          </table:table-cell>
          <table:table-cell table:style-name="ce13" table:formula="of:=STDEV([.U39:.U68])" office:value-type="float" office:value="499.426797876107" calcext:value-type="float">
            <text:p>499</text:p>
          </table:table-cell>
          <table:table-cell table:style-name="ce13" table:formula="of:=STDEV([.V39:.V68])" office:value-type="float" office:value="483.667646172476" calcext:value-type="float">
            <text:p>484</text:p>
          </table:table-cell>
          <table:table-cell table:style-name="ce13" table:formula="of:=STDEV([.W39:.W68])" office:value-type="float" office:value="459.290932764343" calcext:value-type="float">
            <text:p>459</text:p>
          </table:table-cell>
          <table:table-cell table:style-name="ce13" table:formula="of:=STDEV([.X39:.X68])" office:value-type="float" office:value="455.67007751248" calcext:value-type="float">
            <text:p>456</text:p>
          </table:table-cell>
          <table:table-cell table:style-name="ce13" table:formula="of:=STDEV([.Y39:.Y68])" office:value-type="float" office:value="532.907444897879" calcext:value-type="float">
            <text:p>533</text:p>
          </table:table-cell>
          <table:table-cell table:style-name="ce13" table:formula="of:=STDEV([.Z39:.Z68])" office:value-type="float" office:value="530.466059451389" calcext:value-type="float">
            <text:p>530</text:p>
          </table:table-cell>
          <table:table-cell table:style-name="ce13" table:formula="of:=STDEV([.AA39:.AA68])" office:value-type="float" office:value="513.819257993565" calcext:value-type="float">
            <text:p>514</text:p>
          </table:table-cell>
          <table:table-cell table:style-name="ce13" table:formula="of:=STDEV([.AB39:.AB68])" office:value-type="float" office:value="492.121759767623" calcext:value-type="float">
            <text:p>492</text:p>
          </table:table-cell>
          <table:table-cell table:style-name="ce13" table:formula="of:=STDEV([.AC39:.AC68])" office:value-type="float" office:value="674.990080812602" calcext:value-type="float">
            <text:p>675</text:p>
          </table:table-cell>
          <table:table-cell table:style-name="ce13" table:formula="of:=STDEV([.AD39:.AD68])" office:value-type="float" office:value="655.456019198427" calcext:value-type="float">
            <text:p>655</text:p>
          </table:table-cell>
        </table:table-row>
        <table:table-row table:style-name="ro1">
          <table:table-cell table:style-name="ce7" table:number-columns-repeated="4"/>
          <table:table-cell table:style-name="ce14" table:number-columns-repeated="4"/>
          <table:table-cell table:style-name="Default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287" calcext:value-type="float">
            <text:p>28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9" calcext:value-type="float">
            <text:p>2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9" calcext:value-type="float">
            <text:p>20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416" calcext:value-type="float">
            <text:p>416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520" calcext:value-type="float">
            <text:p>52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Default" table:number-columns-repeated="4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320" calcext:value-type="float">
            <text:p>1,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455" calcext:value-type="float">
            <text:p>455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9" calcext:value-type="float">
            <text:p>44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01" calcext:value-type="float">
            <text:p>201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table:number-columns-repeated="4"/>
          <table:table-cell table:number-columns-repeated="2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522" calcext:value-type="float">
            <text:p>52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3" calcext:value-type="float">
            <text:p>2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06" calcext:value-type="float">
            <text:p>2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08" calcext:value-type="float">
            <text:p>30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Default" table:number-columns-repeated="4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13" calcext:value-type="float">
            <text:p>213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466" calcext:value-type="float">
            <text:p>46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6" calcext:value-type="float">
            <text:p>2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18" calcext:value-type="float">
            <text:p>41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59" calcext:value-type="float">
            <text:p>359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Default" table:number-columns-repeated="4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2200" calcext:value-type="float">
            <text:p>2,200</text:p>
          </table:table-cell>
          <table:table-cell table:style-name="ce24" office:value-type="float" office:value="499" calcext:value-type="float">
            <text:p>499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247" calcext:value-type="float">
            <text:p>247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14" calcext:value-type="float">
            <text:p>2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0" calcext:value-type="float">
            <text:p>380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9" calcext:value-type="float">
            <text:p>349</text:p>
          </table:table-cell>
        </table:table-row>
        <table:table-row table:style-name="ro1">
          <table:table-cell table:number-columns-repeated="4"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71" calcext:value-type="float">
            <text:p>271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178" calcext:value-type="float">
            <text:p>17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39" calcext:value-type="float">
            <text:p>2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496" calcext:value-type="float">
            <text:p>49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3" office:value-type="float" office:value="2860" calcext:value-type="float">
            <text:p>2,860</text:p>
          </table:table-cell>
          <table:table-cell table:style-name="ce23" office:value-type="float" office:value="667" calcext:value-type="float">
            <text:p>667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8" calcext:value-type="float">
            <text:p>2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229" calcext:value-type="float">
            <text:p>229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936" calcext:value-type="float">
            <text:p>936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08" calcext:value-type="float">
            <text:p>50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621" calcext:value-type="float">
            <text:p>621</text:p>
          </table:table-cell>
        </table:table-row>
        <table:table-row table:style-name="ro1">
          <table:table-cell table:number-columns-repeated="4"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2710" calcext:value-type="float">
            <text:p>2,710</text:p>
          </table:table-cell>
          <table:table-cell table:style-name="ce24" office:value-type="float" office:value="630" calcext:value-type="float">
            <text:p>63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09" calcext:value-type="float">
            <text:p>30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415" calcext:value-type="float">
            <text:p>4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365" calcext:value-type="float">
            <text:p>3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222" calcext:value-type="float">
            <text:p>222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97" calcext:value-type="float">
            <text:p>97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2" calcext:value-type="float">
            <text:p>532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1" calcext:value-type="float">
            <text:p>251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308" calcext:value-type="float">
            <text:p>308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397" calcext:value-type="float">
            <text:p>39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2" calcext:value-type="float">
            <text:p>102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431" calcext:value-type="float">
            <text:p>43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2" calcext:value-type="float">
            <text:p>11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75" calcext:value-type="float">
            <text:p>275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283" calcext:value-type="float">
            <text:p>28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485" calcext:value-type="float">
            <text:p>485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357" calcext:value-type="float">
            <text:p>3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323" calcext:value-type="float">
            <text:p>32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356" calcext:value-type="float">
            <text:p>356</text:p>
          </table:table-cell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417" calcext:value-type="float">
            <text:p>41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3" calcext:value-type="float">
            <text:p>203</text:p>
          </table:table-cell>
          <table:table-cell table:style-name="ce23" office:value-type="float" office:value="1220" calcext:value-type="float">
            <text:p>1,220</text:p>
          </table:table-cell>
          <table:table-cell table:style-name="ce23" office:value-type="float" office:value="323" calcext:value-type="float">
            <text:p>323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54" calcext:value-type="float">
            <text:p>254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77" calcext:value-type="float">
            <text:p>2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49" calcext:value-type="float">
            <text:p>24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384" calcext:value-type="float">
            <text:p>38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4" calcext:value-type="float">
            <text:p>184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620" calcext:value-type="float">
            <text:p>62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0" calcext:value-type="float">
            <text:p>25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3" office:value-type="float" office:value="1090" calcext:value-type="float">
            <text:p>1,09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39" calcext:value-type="float">
            <text:p>339</text:p>
          </table:table-cell>
          <table:table-cell table:style-name="ce24" office:value-type="float" office:value="2520" calcext:value-type="float">
            <text:p>2,520</text:p>
          </table:table-cell>
          <table:table-cell table:style-name="ce24" office:value-type="float" office:value="556" calcext:value-type="float">
            <text:p>5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430" calcext:value-type="float">
            <text:p>43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7" calcext:value-type="float">
            <text:p>2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304" calcext:value-type="float">
            <text:p>30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79" calcext:value-type="float">
            <text:p>27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531" calcext:value-type="float">
            <text:p>5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15" calcext:value-type="float">
            <text:p>2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720" calcext:value-type="float">
            <text:p>2,720</text:p>
          </table:table-cell>
          <table:table-cell table:style-name="ce23" office:value-type="float" office:value="642" calcext:value-type="float">
            <text:p>642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41" calcext:value-type="float">
            <text:p>4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75" calcext:value-type="float">
            <text:p>37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424" calcext:value-type="float">
            <text:p>42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223" calcext:value-type="float">
            <text:p>2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87" calcext:value-type="float">
            <text:p>587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23" calcext:value-type="float">
            <text:p>22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82" calcext:value-type="float">
            <text:p>28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3" calcext:value-type="float">
            <text:p>39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43" calcext:value-type="float">
            <text:p>343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581" calcext:value-type="float">
            <text:p>5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40" calcext:value-type="float">
            <text:p>1,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234" calcext:value-type="float">
            <text:p>234</text:p>
          </table:table-cell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425" calcext:value-type="float">
            <text:p>42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6" calcext:value-type="float">
            <text:p>206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68" calcext:value-type="float">
            <text:p>3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48" calcext:value-type="float">
            <text:p>14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382" calcext:value-type="float">
            <text:p>382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516" calcext:value-type="float">
            <text:p>51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500" calcext:value-type="float">
            <text:p>5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040" calcext:value-type="float">
            <text:p>2,040</text:p>
          </table:table-cell>
          <table:table-cell table:style-name="ce23" office:value-type="float" office:value="496" calcext:value-type="float">
            <text:p>49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97" calcext:value-type="float">
            <text:p>197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507" calcext:value-type="float">
            <text:p>50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329" calcext:value-type="float">
            <text:p>32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256" calcext:value-type="float">
            <text:p>256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449" calcext:value-type="float">
            <text:p>44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7" calcext:value-type="float">
            <text:p>18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4" calcext:value-type="float">
            <text:p>384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382" calcext:value-type="float">
            <text:p>38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02" calcext:value-type="float">
            <text:p>50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417" calcext:value-type="float">
            <text:p>417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281" calcext:value-type="float">
            <text:p>2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84" calcext:value-type="float">
            <text:p>38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562" calcext:value-type="float">
            <text:p>562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421" calcext:value-type="float">
            <text:p>4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0" calcext:value-type="float">
            <text:p>30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88" calcext:value-type="float">
            <text:p>188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68" calcext:value-type="float">
            <text:p>468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336" calcext:value-type="float">
            <text:p>33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35" calcext:value-type="float">
            <text:p>435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36" calcext:value-type="float">
            <text:p>33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289" calcext:value-type="float">
            <text:p>2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21" calcext:value-type="float">
            <text:p>32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433" calcext:value-type="float">
            <text:p>43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040" calcext:value-type="float">
            <text:p>1,040</text:p>
          </table:table-cell>
          <table:table-cell table:style-name="ce23" office:value-type="float" office:value="283" calcext:value-type="float">
            <text:p>2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400" calcext:value-type="float">
            <text:p>40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34" calcext:value-type="float">
            <text:p>33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374" calcext:value-type="float">
            <text:p>37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349" calcext:value-type="float">
            <text:p>3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97" calcext:value-type="float">
            <text:p>297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596" calcext:value-type="float">
            <text:p>59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3" calcext:value-type="float">
            <text:p>2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75:.E104])/30" office:value-type="float" office:value="5104.66666666667" calcext:value-type="float">
            <text:p>5,105</text:p>
          </table:table-cell>
          <table:table-cell table:style-name="ce12" table:formula="of:=SUM([.F75:.F104])/30" office:value-type="float" office:value="953.6" calcext:value-type="float">
            <text:p>954</text:p>
          </table:table-cell>
          <table:table-cell table:style-name="ce12" table:formula="of:=SUM([.G75:.G104])/30" office:value-type="float" office:value="1824.66666666667" calcext:value-type="float">
            <text:p>1,825</text:p>
          </table:table-cell>
          <table:table-cell table:style-name="ce12" table:formula="of:=SUM([.H75:.H104])/30" office:value-type="float" office:value="444.966666666667" calcext:value-type="float">
            <text:p>445</text:p>
          </table:table-cell>
          <table:table-cell table:style-name="ce12" table:number-columns-repeated="2"/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75:.S104])/30" office:value-type="float" office:value="1302.66666666667" calcext:value-type="float">
            <text:p>1,303</text:p>
          </table:table-cell>
          <table:table-cell table:style-name="ce12" table:formula="of:=SUM([.T75:.T104])/30" office:value-type="float" office:value="316.6" calcext:value-type="float">
            <text:p>317</text:p>
          </table:table-cell>
          <table:table-cell table:style-name="ce12" table:formula="of:=SUM([.U75:.U104])/30" office:value-type="float" office:value="1466.33333333333" calcext:value-type="float">
            <text:p>1,466</text:p>
          </table:table-cell>
          <table:table-cell table:style-name="ce12" table:formula="of:=SUM([.V75:.V104])/30" office:value-type="float" office:value="346.666666666667" calcext:value-type="float">
            <text:p>347</text:p>
          </table:table-cell>
          <table:table-cell table:style-name="ce12" table:formula="of:=SUM([.W75:.W104])/30" office:value-type="float" office:value="1399.66666666667" calcext:value-type="float">
            <text:p>1,400</text:p>
          </table:table-cell>
          <table:table-cell table:style-name="ce12" table:formula="of:=SUM([.X75:.X104])/30" office:value-type="float" office:value="337.233333333333" calcext:value-type="float">
            <text:p>337</text:p>
          </table:table-cell>
          <table:table-cell table:style-name="ce12" table:formula="of:=SUM([.Y75:.Y104])/30" office:value-type="float" office:value="1438.66666666667" calcext:value-type="float">
            <text:p>1,439</text:p>
          </table:table-cell>
          <table:table-cell table:style-name="ce12" table:formula="of:=SUM([.Z75:.Z104])/30" office:value-type="float" office:value="352.5" calcext:value-type="float">
            <text:p>353</text:p>
          </table:table-cell>
          <table:table-cell table:style-name="ce12" table:formula="of:=SUM([.AA75:.AA104])/30" office:value-type="float" office:value="1398.66666666667" calcext:value-type="float">
            <text:p>1,399</text:p>
          </table:table-cell>
          <table:table-cell table:style-name="ce12" table:formula="of:=SUM([.AB75:.AB104])/30" office:value-type="float" office:value="340.5" calcext:value-type="float">
            <text:p>341</text:p>
          </table:table-cell>
          <table:table-cell table:style-name="ce12" table:formula="of:=SUM([.AC75:.AC104])/30" office:value-type="float" office:value="1466" calcext:value-type="float">
            <text:p>1,466</text:p>
          </table:table-cell>
          <table:table-cell table:style-name="ce12" table:formula="of:=SUM([.AD75:.AD104])/30" office:value-type="float" office:value="352.466666666667" calcext:value-type="float">
            <text:p>352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75:.E104])" office:value-type="float" office:value="1776.40810264039" calcext:value-type="float">
            <text:p>1,776</text:p>
          </table:table-cell>
          <table:table-cell table:style-name="ce13" table:formula="of:=STDEV([.F75:.F104])" office:value-type="float" office:value="334.044659413616" calcext:value-type="float">
            <text:p>334</text:p>
          </table:table-cell>
          <table:table-cell table:style-name="ce13" table:formula="of:=STDEV([.G75:.G104])" office:value-type="float" office:value="839.768988486113" calcext:value-type="float">
            <text:p>840</text:p>
          </table:table-cell>
          <table:table-cell table:style-name="ce13" table:formula="of:=STDEV([.H75:.H104])" office:value-type="float" office:value="190.989164403482" calcext:value-type="float">
            <text:p>191</text:p>
          </table:table-cell>
          <table:table-cell table:style-name="ce13" table:number-columns-repeated="2"/>
          <table:table-cell table:style-name="Default" table:number-columns-repeated="2"/>
          <table:table-cell table:number-columns-repeated="2"/>
          <table:table-cell table:style-name="ce13" table:number-columns-repeated="4"/>
          <table:table-cell table:style-name="ce13" table:formula="of:=STDEV([.S75:.S104])" office:value-type="float" office:value="723.520766011989" calcext:value-type="float">
            <text:p>724</text:p>
          </table:table-cell>
          <table:table-cell table:style-name="ce13" table:formula="of:=STDEV([.T75:.T104])" office:value-type="float" office:value="160.949038839778" calcext:value-type="float">
            <text:p>161</text:p>
          </table:table-cell>
          <table:table-cell table:style-name="ce13" table:formula="of:=STDEV([.U75:.U104])" office:value-type="float" office:value="572.45679453492" calcext:value-type="float">
            <text:p>572</text:p>
          </table:table-cell>
          <table:table-cell table:style-name="ce13" table:formula="of:=STDEV([.V75:.V104])" office:value-type="float" office:value="128.487308734159" calcext:value-type="float">
            <text:p>128</text:p>
          </table:table-cell>
          <table:table-cell table:style-name="ce13" table:formula="of:=STDEV([.W75:.W104])" office:value-type="float" office:value="579.271143309646" calcext:value-type="float">
            <text:p>579</text:p>
          </table:table-cell>
          <table:table-cell table:style-name="ce13" table:formula="of:=STDEV([.X75:.X104])" office:value-type="float" office:value="122.397228764361" calcext:value-type="float">
            <text:p>122</text:p>
          </table:table-cell>
          <table:table-cell table:style-name="ce13" table:formula="of:=STDEV([.Y75:.Y104])" office:value-type="float" office:value="767.538534732199" calcext:value-type="float">
            <text:p>768</text:p>
          </table:table-cell>
          <table:table-cell table:style-name="ce13" table:formula="of:=STDEV([.Z75:.Z104])" office:value-type="float" office:value="166.94697692216" calcext:value-type="float">
            <text:p>167</text:p>
          </table:table-cell>
          <table:table-cell table:style-name="ce13" table:formula="of:=STDEV([.AA75:.AA104])" office:value-type="float" office:value="435.206913400126" calcext:value-type="float">
            <text:p>435</text:p>
          </table:table-cell>
          <table:table-cell table:style-name="ce13" table:formula="of:=STDEV([.AB75:.AB104])" office:value-type="float" office:value="93.5509265698046" calcext:value-type="float">
            <text:p>94</text:p>
          </table:table-cell>
          <table:table-cell table:style-name="ce13" table:formula="of:=STDEV([.AC75:.AC104])" office:value-type="float" office:value="433.689862173102" calcext:value-type="float">
            <text:p>434</text:p>
          </table:table-cell>
          <table:table-cell table:style-name="ce13" table:formula="of:=STDEV([.AD75:.AD104])" office:value-type="float" office:value="96.4010063380487" calcext:value-type="float">
            <text:p>96</text:p>
          </table:table-cell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809" calcext:value-type="float">
            <text:p>809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72" calcext:value-type="float">
            <text:p>47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594" calcext:value-type="float">
            <text:p>594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573" calcext:value-type="float">
            <text:p>573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8" calcext:value-type="float">
            <text:p>888</text:p>
          </table:table-cell>
          <table:table-cell table:style-name="ce29" office:value-type="float" office:value="14360" calcext:value-type="float">
            <text:p>14,3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876" calcext:value-type="float">
            <text:p>876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281" calcext:value-type="float">
            <text:p>281</text:p>
          </table:table-cell>
          <table:table-cell table:style-name="ce26" office:value-type="float" office:value="4770" calcext:value-type="float">
            <text:p>4,770</text:p>
          </table:table-cell>
          <table:table-cell table:style-name="ce26" office:value-type="float" office:value="641" calcext:value-type="float">
            <text:p>641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774" calcext:value-type="float">
            <text:p>774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999" calcext:value-type="float">
            <text:p>999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2" calcext:value-type="float">
            <text:p>8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3530" calcext:value-type="float">
            <text:p>3,530</text:p>
          </table:table-cell>
          <table:table-cell table:style-name="ce23" office:value-type="float" office:value="516" calcext:value-type="float">
            <text:p>516</text:p>
          </table:table-cell>
          <table:table-cell table:style-name="ce26" office:value-type="float" office:value="5560" calcext:value-type="float">
            <text:p>5,560</text:p>
          </table:table-cell>
          <table:table-cell table:style-name="ce26" office:value-type="float" office:value="755" calcext:value-type="float">
            <text:p>755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714" calcext:value-type="float">
            <text:p>71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529" calcext:value-type="float">
            <text:p>529</text:p>
          </table:table-cell>
          <table:table-cell table:style-name="ce24" office:value-type="float" office:value="3150" calcext:value-type="float">
            <text:p>3,15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686" calcext:value-type="float">
            <text:p>6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477" calcext:value-type="float">
            <text:p>47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93" calcext:value-type="float">
            <text:p>293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793" calcext:value-type="float">
            <text:p>793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832" calcext:value-type="float">
            <text:p>832</text:p>
          </table:table-cell>
          <table:table-cell table:style-name="ce24" office:value-type="float" office:value="2750" calcext:value-type="float">
            <text:p>2,750</text:p>
          </table:table-cell>
          <table:table-cell table:style-name="ce24" office:value-type="float" office:value="401" calcext:value-type="float">
            <text:p>401</text:p>
          </table:table-cell>
          <table:table-cell table:style-name="ce26" office:value-type="float" office:value="5870" calcext:value-type="float">
            <text:p>5,870</text:p>
          </table:table-cell>
          <table:table-cell table:style-name="ce26" office:value-type="float" office:value="759" calcext:value-type="float">
            <text:p>75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45" calcext:value-type="float">
            <text:p>545</text:p>
          </table:table-cell>
          <table:table-cell table:style-name="ce27" office:value-type="float" office:value="5510" calcext:value-type="float">
            <text:p>5,510</text:p>
          </table:table-cell>
          <table:table-cell table:style-name="ce27" office:value-type="float" office:value="754" calcext:value-type="float">
            <text:p>754</text:p>
          </table:table-cell>
        </table:table-row>
        <table:table-row table:style-name="ro1">
          <table:table-cell table:number-columns-repeated="4"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Default" table:number-columns-repeated="3"/>
          <table:table-cell/>
          <table:table-cell table:style-name="ce1"/>
          <table:table-cell/>
          <table:covered-table-cell table:number-columns-repeated="4" table:style-name="ce1"/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532" calcext:value-type="float">
            <text:p>532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565" calcext:value-type="float">
            <text:p>56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755" calcext:value-type="float">
            <text:p>755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658" calcext:value-type="float">
            <text:p>65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2610" calcext:value-type="float">
            <text:p>2,610</text:p>
          </table:table-cell>
          <table:table-cell table:style-name="ce24" office:value-type="float" office:value="362" calcext:value-type="float">
            <text:p>362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752" calcext:value-type="float">
            <text:p>752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86" calcext:value-type="float">
            <text:p>28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750" calcext:value-type="float">
            <text:p>750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529" calcext:value-type="float">
            <text:p>529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4" office:value-type="float" office:value="8920" calcext:value-type="float">
            <text:p>8,920</text:p>
          </table:table-cell>
          <table:table-cell table:style-name="ce24" office:value-type="float" office:value="1161" calcext:value-type="float">
            <text:p>1,161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970" calcext:value-type="float">
            <text:p>970</text:p>
          </table:table-cell>
          <table:table-cell table:style-name="ce23" office:value-type="float" office:value="6360" calcext:value-type="float">
            <text:p>6,360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number-columns-repeated="4"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4760" calcext:value-type="float">
            <text:p>4,760</text:p>
          </table:table-cell>
          <table:table-cell table:style-name="ce24" office:value-type="float" office:value="633" calcext:value-type="float">
            <text:p>633</text:p>
          </table:table-cell>
          <table:table-cell table:style-name="ce26" office:value-type="float" office:value="8610" calcext:value-type="float">
            <text:p>8,61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4" office:value-type="float" office:value="2180" calcext:value-type="float">
            <text:p>2,180</text:p>
          </table:table-cell>
          <table:table-cell table:style-name="ce24" office:value-type="float" office:value="299" calcext:value-type="float">
            <text:p>29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745" calcext:value-type="float">
            <text:p>74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64" calcext:value-type="float">
            <text:p>56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3460" calcext:value-type="float">
            <text:p>3,46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56" calcext:value-type="float">
            <text:p>25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925" calcext:value-type="float">
            <text:p>925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55" calcext:value-type="float">
            <text:p>255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7" office:value-type="float" office:value="5160" calcext:value-type="float">
            <text:p>5,160</text:p>
          </table:table-cell>
          <table:table-cell table:style-name="ce27" office:value-type="float" office:value="714" calcext:value-type="float">
            <text:p>714</text:p>
          </table:table-cell>
        </table:table-row>
        <table:table-row table:style-name="ro1">
          <table:table-cell table:number-columns-repeated="4"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9290" calcext:value-type="float">
            <text:p>9,290</text:p>
          </table:table-cell>
          <table:table-cell table:style-name="ce24" office:value-type="float" office:value="1187" calcext:value-type="float">
            <text:p>1,187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608" calcext:value-type="float">
            <text:p>608</text:p>
          </table:table-cell>
          <table:table-cell table:style-name="ce24" office:value-type="float" office:value="8040" calcext:value-type="float">
            <text:p>8,040</text:p>
          </table:table-cell>
          <table:table-cell table:style-name="ce24" office:value-type="float" office:value="1083" calcext:value-type="float">
            <text:p>1,08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70" calcext:value-type="float">
            <text:p>270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820" calcext:value-type="float">
            <text:p>2,820</text:p>
          </table:table-cell>
          <table:table-cell table:style-name="ce24" office:value-type="float" office:value="387" calcext:value-type="float">
            <text:p>387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709" calcext:value-type="float">
            <text:p>709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415" calcext:value-type="float">
            <text:p>41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846" calcext:value-type="float">
            <text:p>84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252" calcext:value-type="float">
            <text:p>25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59" calcext:value-type="float">
            <text:p>359</text:p>
          </table:table-cell>
        </table:table-row>
        <table:table-row table:style-name="ro1">
          <table:table-cell table:number-columns-repeated="4"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10050" calcext:value-type="float">
            <text:p>10,050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166" calcext:value-type="float">
            <text:p>166</text:p>
          </table:table-cell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9" calcext:value-type="float">
            <text:p>469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787" calcext:value-type="float">
            <text:p>787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372" calcext:value-type="float">
            <text:p>372</text:p>
          </table:table-cell>
        </table:table-row>
        <table:table-row table:style-name="ro1">
          <table:table-cell table:number-columns-repeated="4"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11170" calcext:value-type="float">
            <text:p>11,170</text:p>
          </table:table-cell>
          <table:table-cell table:style-name="ce23" office:value-type="float" office:value="1465" calcext:value-type="float">
            <text:p>1,46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93" calcext:value-type="float">
            <text:p>393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550" calcext:value-type="float">
            <text:p>550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442" calcext:value-type="float">
            <text:p>44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200" calcext:value-type="float">
            <text:p>4,200</text:p>
          </table:table-cell>
          <table:table-cell table:style-name="ce24" office:value-type="float" office:value="565" calcext:value-type="float">
            <text:p>565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803" calcext:value-type="float">
            <text:p>803</text:p>
          </table:table-cell>
          <table:table-cell table:style-name="ce24" office:value-type="float" office:value="3130" calcext:value-type="float">
            <text:p>3,130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555" calcext:value-type="float">
            <text:p>55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592" calcext:value-type="float">
            <text:p>59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340" calcext:value-type="float">
            <text:p>2,340</text:p>
          </table:table-cell>
          <table:table-cell table:style-name="ce24" office:value-type="float" office:value="324" calcext:value-type="float">
            <text:p>324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18" calcext:value-type="float">
            <text:p>418</text:p>
          </table:table-cell>
          <table:table-cell table:style-name="ce24" office:value-type="float" office:value="2840" calcext:value-type="float">
            <text:p>2,84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572" calcext:value-type="float">
            <text:p>572</text:p>
          </table:table-cell>
          <table:table-cell table:style-name="ce23" office:value-type="float" office:value="1630" calcext:value-type="float">
            <text:p>1,630</text:p>
          </table:table-cell>
          <table:table-cell table:style-name="ce23" office:value-type="float" office:value="272" calcext:value-type="float">
            <text:p>272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561" calcext:value-type="float">
            <text:p>561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500" calcext:value-type="float">
            <text:p>500</text:p>
          </table:table-cell>
          <table:table-cell table:style-name="ce27" office:value-type="float" office:value="5550" calcext:value-type="float">
            <text:p>5,550</text:p>
          </table:table-cell>
          <table:table-cell table:style-name="ce27" office:value-type="float" office:value="757" calcext:value-type="float">
            <text:p>75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75" calcext:value-type="float">
            <text:p>775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669" calcext:value-type="float">
            <text:p>669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369" calcext:value-type="float">
            <text:p>369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631" calcext:value-type="float">
            <text:p>631</text:p>
          </table:table-cell>
          <table:table-cell table:style-name="ce24" office:value-type="float" office:value="7110" calcext:value-type="float">
            <text:p>7,110</text:p>
          </table:table-cell>
          <table:table-cell table:style-name="ce24" office:value-type="float" office:value="914" calcext:value-type="float">
            <text:p>914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178" calcext:value-type="float">
            <text:p>1,178</text:p>
          </table:table-cell>
        </table:table-row>
        <table:table-row table:style-name="ro1">
          <table:table-cell table:number-columns-repeated="4"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810" calcext:value-type="float">
            <text:p>2,810</text:p>
          </table:table-cell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7" calcext:value-type="float">
            <text:p>14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847" calcext:value-type="float">
            <text:p>847</text:p>
          </table:table-cell>
          <table:table-cell table:style-name="ce26" office:value-type="float" office:value="9990" calcext:value-type="float">
            <text:p>9,990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709" calcext:value-type="float">
            <text:p>709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7010" calcext:value-type="float">
            <text:p>7,010</text:p>
          </table:table-cell>
          <table:table-cell table:style-name="ce23" office:value-type="float" office:value="957" calcext:value-type="float">
            <text:p>95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952" calcext:value-type="float">
            <text:p>952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240" calcext:value-type="float">
            <text:p>240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41" calcext:value-type="float">
            <text:p>54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10160" calcext:value-type="float">
            <text:p>10,160</text:p>
          </table:table-cell>
          <table:table-cell table:style-name="ce24" office:value-type="float" office:value="1313" calcext:value-type="float">
            <text:p>1,313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38" calcext:value-type="float">
            <text:p>538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591" calcext:value-type="float">
            <text:p>591</text:p>
          </table:table-cell>
        </table:table-row>
        <table:table-row table:style-name="ro1">
          <table:table-cell table:number-columns-repeated="4"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5" calcext:value-type="float">
            <text:p>465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765" calcext:value-type="float">
            <text:p>76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647" calcext:value-type="float">
            <text:p>647</text:p>
          </table:table-cell>
          <table:table-cell table:style-name="ce23" office:value-type="float" office:value="3290" calcext:value-type="float">
            <text:p>3,290</text:p>
          </table:table-cell>
          <table:table-cell table:style-name="ce23" office:value-type="float" office:value="450" calcext:value-type="float">
            <text:p>45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1960" calcext:value-type="float">
            <text:p>1,960</text:p>
          </table:table-cell>
          <table:table-cell table:style-name="ce23" office:value-type="float" office:value="315" calcext:value-type="float">
            <text:p>315</text:p>
          </table:table-cell>
          <table:table-cell table:style-name="ce26" office:value-type="float" office:value="4230" calcext:value-type="float">
            <text:p>4,230</text:p>
          </table:table-cell>
          <table:table-cell table:style-name="ce26" office:value-type="float" office:value="583" calcext:value-type="float">
            <text:p>583</text:p>
          </table:table-cell>
          <table:table-cell table:style-name="ce24" office:value-type="float" office:value="5430" calcext:value-type="float">
            <text:p>5,430</text:p>
          </table:table-cell>
          <table:table-cell table:style-name="ce24" office:value-type="float" office:value="733" calcext:value-type="float">
            <text:p>733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38" calcext:value-type="float">
            <text:p>438</text:p>
          </table:table-cell>
          <table:table-cell table:style-name="ce24" office:value-type="float" office:value="6430" calcext:value-type="float">
            <text:p>6,430</text:p>
          </table:table-cell>
          <table:table-cell table:style-name="ce24" office:value-type="float" office:value="851" calcext:value-type="float">
            <text:p>85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4750" calcext:value-type="float">
            <text:p>4,750</text:p>
          </table:table-cell>
          <table:table-cell table:style-name="ce24" office:value-type="float" office:value="667" calcext:value-type="float">
            <text:p>667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873" calcext:value-type="float">
            <text:p>873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56" calcext:value-type="float">
            <text:p>456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316" calcext:value-type="float">
            <text:p>316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766" calcext:value-type="float">
            <text:p>766</text:p>
          </table:table-cell>
        </table:table-row>
        <table:table-row table:style-name="ro1">
          <table:table-cell table:number-columns-repeated="4"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365" calcext:value-type="float">
            <text:p>365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330" calcext:value-type="float">
            <text:p>330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408" calcext:value-type="float">
            <text:p>40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488" calcext:value-type="float">
            <text:p>48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486" calcext:value-type="float">
            <text:p>48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1" calcext:value-type="float">
            <text:p>651</text:p>
          </table:table-cell>
        </table:table-row>
        <table:table-row table:style-name="ro1">
          <table:table-cell table:number-columns-repeated="4"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349" calcext:value-type="float">
            <text:p>349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684" calcext:value-type="float">
            <text:p>684</text:p>
          </table:table-cell>
          <table:table-cell table:style-name="ce24" office:value-type="float" office:value="5830" calcext:value-type="float">
            <text:p>5,830</text:p>
          </table:table-cell>
          <table:table-cell table:style-name="ce24" office:value-type="float" office:value="764" calcext:value-type="float">
            <text:p>764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593" calcext:value-type="float">
            <text:p>59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412" calcext:value-type="float">
            <text:p>412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6480" calcext:value-type="float">
            <text:p>6,480</text:p>
          </table:table-cell>
          <table:table-cell table:style-name="ce24" office:value-type="float" office:value="856" calcext:value-type="float">
            <text:p>856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403" calcext:value-type="float">
            <text:p>403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62" calcext:value-type="float">
            <text:p>86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459" calcext:value-type="float">
            <text:p>459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331" calcext:value-type="float">
            <text:p>331</text:p>
          </table:table-cell>
          <table:table-cell table:style-name="ce26" office:value-type="float" office:value="11060" calcext:value-type="float">
            <text:p>11,060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4" office:value-type="float" office:value="8510" calcext:value-type="float">
            <text:p>8,510</text:p>
          </table:table-cell>
          <table:table-cell table:style-name="ce24" office:value-type="float" office:value="1103" calcext:value-type="float">
            <text:p>1,103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424" calcext:value-type="float">
            <text:p>42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12" calcext:value-type="float">
            <text:p>51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021" calcext:value-type="float">
            <text:p>1,021</text:p>
          </table:table-cell>
        </table:table-row>
        <table:table-row table:style-name="ro1">
          <table:table-cell table:number-columns-repeated="4"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7560" calcext:value-type="float">
            <text:p>7,560</text:p>
          </table:table-cell>
          <table:table-cell table:style-name="ce26" office:value-type="float" office:value="975" calcext:value-type="float">
            <text:p>975</text:p>
          </table:table-cell>
          <table:table-cell table:style-name="ce24" office:value-type="float" office:value="1920" calcext:value-type="float">
            <text:p>1,920</text:p>
          </table:table-cell>
          <table:table-cell table:style-name="ce24" office:value-type="float" office:value="290" calcext:value-type="float">
            <text:p>290</text:p>
          </table:table-cell>
          <table:table-cell table:style-name="ce26" office:value-type="float" office:value="10290" calcext:value-type="float">
            <text:p>10,290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89" calcext:value-type="float">
            <text:p>389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394" calcext:value-type="float">
            <text:p>3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11:.E140])/30" office:value-type="float" office:value="12374" calcext:value-type="float">
            <text:p>12,374</text:p>
          </table:table-cell>
          <table:table-cell table:style-name="ce12" table:formula="of:=SUM([.F111:.F140])/30" office:value-type="float" office:value="1341.73333333333" calcext:value-type="float">
            <text:p>1,342</text:p>
          </table:table-cell>
          <table:table-cell table:style-name="ce12" table:formula="of:=SUM([.G111:.G140])/30" office:value-type="float" office:value="6439" calcext:value-type="float">
            <text:p>6,439</text:p>
          </table:table-cell>
          <table:table-cell table:style-name="ce12" table:formula="of:=SUM([.H111:.H140])/30" office:value-type="float" office:value="873.1" calcext:value-type="float">
            <text:p>873</text:p>
          </table:table-cell>
          <table:table-cell table:style-name="ce12" table:number-columns-repeated="2"/>
          <table:table-cell table:number-columns-repeated="2"/>
          <table:table-cell table:style-name="ce1"/>
          <table:table-cell/>
          <table:table-cell table:style-name="ce5" table:number-columns-repeated="4"/>
          <table:table-cell table:style-name="ce12" table:formula="of:=SUM([.S111:.S140])/30" office:value-type="float" office:value="4380.33333333333" calcext:value-type="float">
            <text:p>4,380</text:p>
          </table:table-cell>
          <table:table-cell table:style-name="ce12" table:formula="of:=SUM([.T111:.T140])/30" office:value-type="float" office:value="597.2" calcext:value-type="float">
            <text:p>597</text:p>
          </table:table-cell>
          <table:table-cell table:style-name="ce12" table:formula="of:=SUM([.U111:.U140])/30" office:value-type="float" office:value="5513" calcext:value-type="float">
            <text:p>5,513</text:p>
          </table:table-cell>
          <table:table-cell table:style-name="ce12" table:formula="of:=SUM([.V111:.V140])/30" office:value-type="float" office:value="736.066666666667" calcext:value-type="float">
            <text:p>736</text:p>
          </table:table-cell>
          <table:table-cell table:style-name="ce12" table:formula="of:=SUM([.W111:.W140])/30" office:value-type="float" office:value="4649.33333333333" calcext:value-type="float">
            <text:p>4,649</text:p>
          </table:table-cell>
          <table:table-cell table:style-name="ce12" table:formula="of:=SUM([.X111:.X140])/30" office:value-type="float" office:value="637.066666666667" calcext:value-type="float">
            <text:p>637</text:p>
          </table:table-cell>
          <table:table-cell table:style-name="ce12" table:formula="of:=SUM([.Y111:.Y140])/30" office:value-type="float" office:value="5753" calcext:value-type="float">
            <text:p>5,753</text:p>
          </table:table-cell>
          <table:table-cell table:style-name="ce12" table:formula="of:=SUM([.Z111:.Z140])/30" office:value-type="float" office:value="776.466666666667" calcext:value-type="float">
            <text:p>776</text:p>
          </table:table-cell>
          <table:table-cell table:style-name="ce12" table:formula="of:=SUM([.AA111:.AA140])/30" office:value-type="float" office:value="4332.33333333333" calcext:value-type="float">
            <text:p>4,332</text:p>
          </table:table-cell>
          <table:table-cell table:style-name="ce12" table:formula="of:=SUM([.AB111:.AB140])/30" office:value-type="float" office:value="598.666666666667" calcext:value-type="float">
            <text:p>599</text:p>
          </table:table-cell>
          <table:table-cell table:style-name="ce12" table:formula="of:=SUM([.AC111:.AC140])/30" office:value-type="float" office:value="4535" calcext:value-type="float">
            <text:p>4,535</text:p>
          </table:table-cell>
          <table:table-cell table:style-name="ce12" table:formula="of:=SUM([.AD111:.AD140])/30" office:value-type="float" office:value="624.9" calcext:value-type="float">
            <text:p>625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11:.E140])" office:value-type="float" office:value="5399.77751776676" calcext:value-type="float">
            <text:p>5,400</text:p>
          </table:table-cell>
          <table:table-cell table:style-name="ce13" table:formula="of:=STDEV([.F111:.F140])" office:value-type="float" office:value="591.163547785116" calcext:value-type="float">
            <text:p>591</text:p>
          </table:table-cell>
          <table:table-cell table:style-name="ce13" table:formula="of:=STDEV([.G111:.G140])" office:value-type="float" office:value="4606.96650137893" calcext:value-type="float">
            <text:p>4,607</text:p>
          </table:table-cell>
          <table:table-cell table:style-name="ce13" table:formula="of:=STDEV([.H111:.H140])" office:value-type="float" office:value="590.506757822874" calcext:value-type="float">
            <text:p>591</text:p>
          </table:table-cell>
          <table:table-cell table:style-name="ce13" table:number-columns-repeated="2"/>
          <table:table-cell table:number-columns-repeated="2"/>
          <table:table-cell table:style-name="ce1"/>
          <table:table-cell/>
          <table:table-cell table:style-name="ce13" table:number-columns-repeated="4"/>
          <table:table-cell table:style-name="ce13" table:formula="of:=STDEV([.S111:.S140])" office:value-type="float" office:value="2720.06146397762" calcext:value-type="float">
            <text:p>2,720</text:p>
          </table:table-cell>
          <table:table-cell table:style-name="ce13" table:formula="of:=STDEV([.T111:.T140])" office:value-type="float" office:value="347.022845317731" calcext:value-type="float">
            <text:p>347</text:p>
          </table:table-cell>
          <table:table-cell table:style-name="ce13" table:formula="of:=STDEV([.U111:.U140])" office:value-type="float" office:value="3065.80714466449" calcext:value-type="float">
            <text:p>3,066</text:p>
          </table:table-cell>
          <table:table-cell table:style-name="ce13" table:formula="of:=STDEV([.V111:.V140])" office:value-type="float" office:value="389.231332095783" calcext:value-type="float">
            <text:p>389</text:p>
          </table:table-cell>
          <table:table-cell table:style-name="ce13" table:formula="of:=STDEV([.W111:.W140])" office:value-type="float" office:value="2172.57345153135" calcext:value-type="float">
            <text:p>2,173</text:p>
          </table:table-cell>
          <table:table-cell table:style-name="ce13" table:formula="of:=STDEV([.X111:.X140])" office:value-type="float" office:value="278.665159760541" calcext:value-type="float">
            <text:p>279</text:p>
          </table:table-cell>
          <table:table-cell table:style-name="ce13" table:formula="of:=STDEV([.Y111:.Y140])" office:value-type="float" office:value="3067.43535468515" calcext:value-type="float">
            <text:p>3,067</text:p>
          </table:table-cell>
          <table:table-cell table:style-name="ce13" table:formula="of:=STDEV([.Z111:.Z140])" office:value-type="float" office:value="389.267369628474" calcext:value-type="float">
            <text:p>389</text:p>
          </table:table-cell>
          <table:table-cell table:style-name="ce13" table:formula="of:=STDEV([.AA111:.AA140])" office:value-type="float" office:value="1919.6833132026" calcext:value-type="float">
            <text:p>1,920</text:p>
          </table:table-cell>
          <table:table-cell table:style-name="ce13" table:formula="of:=STDEV([.AB111:.AB140])" office:value-type="float" office:value="248.378928160227" calcext:value-type="float">
            <text:p>248</text:p>
          </table:table-cell>
          <table:table-cell table:style-name="ce13" table:formula="of:=STDEV([.AC111:.AC140])" office:value-type="float" office:value="2019.15952128944" calcext:value-type="float">
            <text:p>2,019</text:p>
          </table:table-cell>
          <table:table-cell table:style-name="ce13" table:formula="of:=STDEV([.AD111:.AD140])" office:value-type="float" office:value="251.258810104586" calcext:value-type="float">
            <text:p>251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5"/>
          <table:table-cell table:style-name="ce14" table:number-columns-repeated="12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Default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 table:number-columns-repeated="3"/>
          <table:table-cell/>
          <table:table-cell table:style-name="ce1"/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330" calcext:value-type="float">
            <text:p>1,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6" calcext:value-type="float">
            <text:p>216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1" calcext:value-type="float">
            <text:p>151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268" calcext:value-type="float">
            <text:p>26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40" calcext:value-type="float">
            <text:p>2,240</text:p>
          </table:table-cell>
          <table:table-cell table:style-name="ce24" office:value-type="float" office:value="223" calcext:value-type="float">
            <text:p>22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7" calcext:value-type="float">
            <text:p>207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8" calcext:value-type="float">
            <text:p>23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Default" table:number-columns-repeated="2"/>
          <table:table-cell table:number-columns-repeated="4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5" calcext:value-type="float">
            <text:p>21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77" calcext:value-type="float">
            <text:p>1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20" calcext:value-type="float">
            <text:p>2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9" calcext:value-type="float">
            <text:p>24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Default"/>
          <table:table-cell table:number-columns-repeated="5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4" office:value-type="float" office:value="2090" calcext:value-type="float">
            <text:p>2,090</text:p>
          </table:table-cell>
          <table:table-cell table:style-name="ce24" office:value-type="float" office:value="216" calcext:value-type="float">
            <text:p>216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276" calcext:value-type="float">
            <text:p>27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53" calcext:value-type="float">
            <text:p>253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Default" table:number-columns-repeated="2"/>
          <table:table-cell table:number-columns-repeated="4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50" calcext:value-type="float">
            <text:p>15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230" calcext:value-type="float">
            <text:p>23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211" calcext:value-type="float">
            <text:p>211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Default" table:number-columns-repeated="2"/>
          <table:table-cell table:number-columns-repeated="4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6" calcext:value-type="float">
            <text:p>216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66" calcext:value-type="float">
            <text:p>166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209" calcext:value-type="float">
            <text:p>209</text:p>
          </table:table-cell>
          <table:table-cell table:style-name="ce27" office:value-type="float" office:value="2080" calcext:value-type="float">
            <text:p>2,080</text:p>
          </table:table-cell>
          <table:table-cell table:style-name="ce27" office:value-type="float" office:value="248" calcext:value-type="float">
            <text:p>248</text:p>
          </table:table-cell>
          <table:table-cell table:style-name="ce24" office:value-type="float" office:value="2680" calcext:value-type="float">
            <text:p>2,680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46" calcext:value-type="float">
            <text:p>14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13" calcext:value-type="float">
            <text:p>213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6" calcext:value-type="float">
            <text:p>286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183" calcext:value-type="float">
            <text:p>183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181" calcext:value-type="float">
            <text:p>181</text:p>
          </table:table-cell>
          <table:table-cell table:style-name="ce23" office:value-type="float" office:value="2190" calcext:value-type="float">
            <text:p>2,190</text:p>
          </table:table-cell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205" calcext:value-type="float">
            <text:p>205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58" calcext:value-type="float">
            <text:p>258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68" calcext:value-type="float">
            <text:p>268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2370" calcext:value-type="float">
            <text:p>2,370</text:p>
          </table:table-cell>
          <table:table-cell table:style-name="ce24" office:value-type="float" office:value="221" calcext:value-type="float">
            <text:p>22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96" calcext:value-type="float">
            <text:p>196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57" calcext:value-type="float">
            <text:p>257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76" calcext:value-type="float">
            <text:p>17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39" calcext:value-type="float">
            <text:p>139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98" calcext:value-type="float">
            <text:p>198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28" calcext:value-type="float">
            <text:p>22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1280" calcext:value-type="float">
            <text:p>1,280</text:p>
          </table:table-cell>
          <table:table-cell table:style-name="ce24" office:value-type="float" office:value="170" calcext:value-type="float">
            <text:p>17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9" calcext:value-type="float">
            <text:p>179</text:p>
          </table:table-cell>
          <table:table-cell table:style-name="ce24" office:value-type="float" office:value="2020" calcext:value-type="float">
            <text:p>2,020</text:p>
          </table:table-cell>
          <table:table-cell table:style-name="ce24" office:value-type="float" office:value="210" calcext:value-type="float">
            <text:p>21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6"/>
          <table:table-cell table:style-name="ce1" table:number-columns-repeated="4"/>
          <table:table-cell table:style-name="ce24" office:value-type="float" office:value="1320" calcext:value-type="float">
            <text:p>1,32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0" calcext:value-type="float">
            <text:p>170</text:p>
          </table:table-cell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98" calcext:value-type="float">
            <text:p>298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207" calcext:value-type="float">
            <text:p>2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49" calcext:value-type="float">
            <text:p>24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94" calcext:value-type="float">
            <text:p>19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263" calcext:value-type="float">
            <text:p>2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143" calcext:value-type="float">
            <text:p>143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51" calcext:value-type="float">
            <text:p>251</text:p>
          </table:table-cell>
          <table:table-cell table:style-name="ce23" office:value-type="float" office:value="1620" calcext:value-type="float">
            <text:p>1,620</text:p>
          </table:table-cell>
          <table:table-cell table:style-name="ce23" office:value-type="float" office:value="234" calcext:value-type="float">
            <text:p>234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10" calcext:value-type="float">
            <text:p>210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89" calcext:value-type="float">
            <text:p>189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232" calcext:value-type="float">
            <text:p>2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59" calcext:value-type="float">
            <text:p>259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80" calcext:value-type="float">
            <text:p>180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210" calcext:value-type="float">
            <text:p>21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60" calcext:value-type="float">
            <text:p>160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3" office:value-type="float" office:value="279" calcext:value-type="float">
            <text:p>2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" calcext:value-type="float">
            <text:p>28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59" calcext:value-type="float">
            <text:p>15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237" calcext:value-type="float">
            <text:p>237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19" calcext:value-type="float">
            <text:p>319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216" calcext:value-type="float">
            <text:p>21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201" calcext:value-type="float">
            <text:p>201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201" calcext:value-type="float">
            <text:p>201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04" calcext:value-type="float">
            <text:p>204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43" calcext:value-type="float">
            <text:p>243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97" calcext:value-type="float">
            <text:p>197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53" calcext:value-type="float">
            <text:p>153</text:p>
          </table:table-cell>
          <table:table-cell table:style-name="ce24" office:value-type="float" office:value="2580" calcext:value-type="float">
            <text:p>2,580</text:p>
          </table:table-cell>
          <table:table-cell table:style-name="ce24" office:value-type="float" office:value="286" calcext:value-type="float">
            <text:p>28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3" calcext:value-type="float">
            <text:p>223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75" calcext:value-type="float">
            <text:p>275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73" calcext:value-type="float">
            <text:p>173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48" calcext:value-type="float">
            <text:p>248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301" calcext:value-type="float">
            <text:p>301</text:p>
          </table:table-cell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2420" calcext:value-type="float">
            <text:p>2,420</text:p>
          </table:table-cell>
          <table:table-cell table:style-name="ce23" office:value-type="float" office:value="272" calcext:value-type="float">
            <text:p>27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8" calcext:value-type="float">
            <text:p>188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98" calcext:value-type="float">
            <text:p>198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30" calcext:value-type="float">
            <text:p>230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1820" calcext:value-type="float">
            <text:p>1,82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5" calcext:value-type="float">
            <text:p>18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86" calcext:value-type="float">
            <text:p>18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1830" calcext:value-type="float">
            <text:p>1,83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19" calcext:value-type="float">
            <text:p>219</text:p>
          </table:table-cell>
          <table:table-cell table:style-name="ce23" office:value-type="float" office:value="1910" calcext:value-type="float">
            <text:p>1,910</text:p>
          </table:table-cell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1" calcext:value-type="float">
            <text:p>21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70" calcext:value-type="float">
            <text:p>27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08" calcext:value-type="float">
            <text:p>208</text:p>
          </table:table-cell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211" calcext:value-type="float">
            <text:p>211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88" calcext:value-type="float">
            <text:p>28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65" calcext:value-type="float">
            <text:p>26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office:value-type="float" office:value="1570" calcext:value-type="float">
            <text:p>1,570</text:p>
          </table:table-cell>
          <table:table-cell table:style-name="ce24" office:value-type="float" office:value="193" calcext:value-type="float">
            <text:p>19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192" calcext:value-type="float">
            <text:p>192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253" calcext:value-type="float">
            <text:p>253</text:p>
          </table:table-cell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6" calcext:value-type="float">
            <text:p>196</text:p>
          </table:table-cell>
          <table:table-cell table:style-name="ce23" office:value-type="float" office:value="1470" calcext:value-type="float">
            <text:p>1,470</text:p>
          </table:table-cell>
          <table:table-cell table:style-name="ce23" office:value-type="float" office:value="204" calcext:value-type="float">
            <text:p>20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212" calcext:value-type="float">
            <text:p>212</text:p>
          </table:table-cell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23" calcext:value-type="float">
            <text:p>2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202" calcext:value-type="float">
            <text:p>20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20" calcext:value-type="float">
            <text:p>320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730" calcext:value-type="float">
            <text:p>2,730</text:p>
          </table:table-cell>
          <table:table-cell table:style-name="ce24" office:value-type="float" office:value="352" calcext:value-type="float">
            <text:p>35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1" calcext:value-type="float">
            <text:p>191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234" calcext:value-type="float">
            <text:p>23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52" calcext:value-type="float">
            <text:p>252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4" calcext:value-type="float">
            <text:p>274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47:.E176])/30" office:value-type="float" office:value="5192" calcext:value-type="float">
            <text:p>5,192</text:p>
          </table:table-cell>
          <table:table-cell table:style-name="ce12" table:formula="of:=SUM([.F147:.F176])/30" office:value-type="float" office:value="351.066666666667" calcext:value-type="float">
            <text:p>351</text:p>
          </table:table-cell>
          <table:table-cell table:style-name="ce12" table:formula="of:=SUM([.G147:.G176])/30" office:value-type="float" office:value="2220.66666666667" calcext:value-type="float">
            <text:p>2,221</text:p>
          </table:table-cell>
          <table:table-cell table:style-name="ce12" table:formula="of:=SUM([.H147:.H176])/30" office:value-type="float" office:value="273.3" calcext:value-type="float">
            <text:p>273</text:p>
          </table:table-cell>
          <table:table-cell table:style-name="ce12" table:number-columns-repeated="2"/>
          <table:table-cell table:number-columns-repeated="4"/>
          <table:table-cell table:style-name="ce5" table:number-columns-repeated="4"/>
          <table:table-cell table:style-name="ce12" table:formula="of:=SUM([.S147:.S176])/30" office:value-type="float" office:value="1762" calcext:value-type="float">
            <text:p>1,762</text:p>
          </table:table-cell>
          <table:table-cell table:style-name="ce12" table:formula="of:=SUM([.T147:.T176])/30" office:value-type="float" office:value="213.5" calcext:value-type="float">
            <text:p>214</text:p>
          </table:table-cell>
          <table:table-cell table:style-name="ce12" table:formula="of:=SUM([.U147:.U176])/30" office:value-type="float" office:value="1625.33333333333" calcext:value-type="float">
            <text:p>1,625</text:p>
          </table:table-cell>
          <table:table-cell table:style-name="ce12" table:formula="of:=SUM([.V147:.V176])/30" office:value-type="float" office:value="201.5" calcext:value-type="float">
            <text:p>202</text:p>
          </table:table-cell>
          <table:table-cell table:style-name="ce12" table:formula="of:=SUM([.W147:.W176])/30" office:value-type="float" office:value="1815.66666666667" calcext:value-type="float">
            <text:p>1,816</text:p>
          </table:table-cell>
          <table:table-cell table:style-name="ce12" table:formula="of:=SUM([.X147:.X176])/30" office:value-type="float" office:value="220.233333333333" calcext:value-type="float">
            <text:p>220</text:p>
          </table:table-cell>
          <table:table-cell table:style-name="ce12" table:formula="of:=SUM([.Y147:.Y176])/30" office:value-type="float" office:value="1822" calcext:value-type="float">
            <text:p>1,822</text:p>
          </table:table-cell>
          <table:table-cell table:style-name="ce12" table:formula="of:=SUM([.Z147:.Z176])/30" office:value-type="float" office:value="222.1" calcext:value-type="float">
            <text:p>222</text:p>
          </table:table-cell>
          <table:table-cell table:style-name="ce12" table:formula="of:=SUM([.AA147:.AA176])/30" office:value-type="float" office:value="1993.33333333333" calcext:value-type="float">
            <text:p>1,993</text:p>
          </table:table-cell>
          <table:table-cell table:style-name="ce12" table:formula="of:=SUM([.AB147:.AB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47:.E176])" office:value-type="float" office:value="1671.49612932391" calcext:value-type="float">
            <text:p>1,671</text:p>
          </table:table-cell>
          <table:table-cell table:style-name="ce13" table:formula="of:=STDEV([.F147:.F176])" office:value-type="float" office:value="114.400365725643" calcext:value-type="float">
            <text:p>114</text:p>
          </table:table-cell>
          <table:table-cell table:style-name="ce13" table:formula="of:=STDEV([.G147:.G176])" office:value-type="float" office:value="691.704208924362" calcext:value-type="float">
            <text:p>692</text:p>
          </table:table-cell>
          <table:table-cell table:style-name="ce13" table:formula="of:=STDEV([.H147:.H176])" office:value-type="float" office:value="58.2131339606213" calcext:value-type="float">
            <text:p>58</text:p>
          </table:table-cell>
          <table:table-cell table:style-name="ce13" table:number-columns-repeated="2"/>
          <table:table-cell table:number-columns-repeated="4"/>
          <table:table-cell table:style-name="ce13" table:number-columns-repeated="4"/>
          <table:table-cell table:style-name="ce13" table:formula="of:=STDEV([.S147:.S176])" office:value-type="float" office:value="419.756908304039" calcext:value-type="float">
            <text:p>420</text:p>
          </table:table-cell>
          <table:table-cell table:style-name="ce13" table:formula="of:=STDEV([.T147:.T176])" office:value-type="float" office:value="44.5999458790456" calcext:value-type="float">
            <text:p>45</text:p>
          </table:table-cell>
          <table:table-cell table:style-name="ce13" table:formula="of:=STDEV([.U147:.U176])" office:value-type="float" office:value="347.629740933668" calcext:value-type="float">
            <text:p>348</text:p>
          </table:table-cell>
          <table:table-cell table:style-name="ce13" table:formula="of:=STDEV([.V147:.V176])" office:value-type="float" office:value="30.931236304266" calcext:value-type="float">
            <text:p>31</text:p>
          </table:table-cell>
          <table:table-cell table:style-name="ce13" table:formula="of:=STDEV([.W147:.W176])" office:value-type="float" office:value="400.737968678075" calcext:value-type="float">
            <text:p>401</text:p>
          </table:table-cell>
          <table:table-cell table:style-name="ce13" table:formula="of:=STDEV([.X147:.X176])" office:value-type="float" office:value="33.4392741768009" calcext:value-type="float">
            <text:p>33</text:p>
          </table:table-cell>
          <table:table-cell table:style-name="ce13" table:formula="of:=STDEV([.Y147:.Y176])" office:value-type="float" office:value="395.172594331065" calcext:value-type="float">
            <text:p>395</text:p>
          </table:table-cell>
          <table:table-cell table:style-name="ce13" table:formula="of:=STDEV([.Z147:.Z176])" office:value-type="float" office:value="39.2475345151417" calcext:value-type="float">
            <text:p>39</text:p>
          </table:table-cell>
          <table:table-cell table:style-name="ce13" table:formula="of:=STDEV([.AA147:.AA176])" office:value-type="float" office:value="546.451457498559" calcext:value-type="float">
            <text:p>546</text:p>
          </table:table-cell>
          <table:table-cell table:style-name="ce13" table:formula="of:=STDEV([.AB147:.AB176])" office:value-type="float" office:value="51.2301994270307" calcext:value-type="float">
            <text:p>51</text:p>
          </table:table-cell>
          <table:table-cell table:style-name="ce13" table:formula="of:=STDEV([.AC147:.AC176])" office:value-type="float" office:value="357.519551752149" calcext:value-type="float">
            <text:p>358</text:p>
          </table:table-cell>
          <table:table-cell table:style-name="ce13" table:formula="of:=STDEV([.AD147:.AD176])" office:value-type="float" office:value="28.9316475487494" calcext:value-type="float">
            <text:p>29</text:p>
          </table:table-cell>
        </table:table-row>
        <table:table-row table:style-name="ro1">
          <table:table-cell table:number-columns-repeated="30"/>
        </table:table-row>
        <table:table-row table:style-name="ro1" table:number-rows-repeated="138">
          <table:table-cell table:style-name="Default" table:number-columns-repeated="12"/>
          <table:table-cell table:number-columns-repeated="18"/>
        </table:table-row>
        <table:table-row table:style-name="ro1" table:number-rows-repeated="10482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ostas" table:style-name="ta1">
        <table:table-column table:style-name="co7" table:default-cell-style-name="ce9"/>
        <table:table-column table:style-name="co9" table:default-cell-style-name="ce9"/>
        <table:table-column table:style-name="co7" table:number-columns-repeated="26" table:default-cell-style-name="Default"/>
        <table:table-column table:style-name="co7" table:default-cell-style-name="ce9"/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_c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  <table:table-cell table:style-name="Default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9861" calcext:value-type="float">
            <text:p>19,861</text:p>
          </table:table-cell>
          <table:table-cell table:style-name="ce37" office:value-type="float" office:value="860" calcext:value-type="float">
            <text:p>860</text:p>
          </table:table-cell>
          <table:table-cell table:style-name="ce37" office:value-type="float" office:value="9481" calcext:value-type="float">
            <text:p>9,481</text:p>
          </table:table-cell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13702" calcext:value-type="float">
            <text:p>13,702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3964" calcext:value-type="float">
            <text:p>3,96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2946" calcext:value-type="float">
            <text:p>12,94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22" calcext:value-type="float">
            <text:p>322</text:p>
          </table:table-cell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32411" calcext:value-type="float">
            <text:p>32,411</text:p>
          </table:table-cell>
          <table:table-cell table:style-name="ce37" office:value-type="float" office:value="990" calcext:value-type="float">
            <text:p>990</text:p>
          </table:table-cell>
          <table:table-cell table:style-name="ce37" office:value-type="float" office:value="13492" calcext:value-type="float">
            <text:p>13,492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4852" calcext:value-type="float">
            <text:p>4,85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340" calcext:value-type="float">
            <text:p>340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18532" calcext:value-type="float">
            <text:p>18,532</text:p>
          </table:table-cell>
          <table:table-cell table:style-name="ce37" office:value-type="float" office:value="1990" calcext:value-type="float">
            <text:p>1,990</text:p>
          </table:table-cell>
          <table:table-cell table:style-name="ce37" office:value-type="float" office:value="24955" calcext:value-type="float">
            <text:p>24,955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93" calcext:value-type="float">
            <text:p>793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4672" calcext:value-type="float">
            <text:p>4,672</text:p>
          </table:table-cell>
          <table:table-cell table:style-name="ce38" office:value-type="float" office:value="810" calcext:value-type="float">
            <text:p>810</text:p>
          </table:table-cell>
          <table:table-cell table:style-name="ce38" office:value-type="float" office:value="7954" calcext:value-type="float">
            <text:p>7,954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648" calcext:value-type="float">
            <text:p>1,648</text:p>
          </table:table-cell>
          <table:table-cell table:style-name="ce38" office:value-type="float" office:value="550" calcext:value-type="float">
            <text:p>550</text:p>
          </table:table-cell>
          <table:table-cell table:style-name="ce38" office:value-type="float" office:value="10750" calcext:value-type="float">
            <text:p>10,750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963" calcext:value-type="float">
            <text:p>1,963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5560" calcext:value-type="float">
            <text:p>5,560</text:p>
          </table:table-cell>
          <table:table-cell table:style-name="ce27" office:value-type="float" office:value="1690" calcext:value-type="float">
            <text:p>1,690</text:p>
          </table:table-cell>
          <table:table-cell table:style-name="ce27" office:value-type="float" office:value="17034" calcext:value-type="float">
            <text:p>17,034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654" calcext:value-type="float">
            <text:p>1,654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7028" calcext:value-type="float">
            <text:p>27,028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936" calcext:value-type="float">
            <text:p>1,936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10132" calcext:value-type="float">
            <text:p>10,13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551" calcext:value-type="float">
            <text:p>551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5321" calcext:value-type="float">
            <text:p>5,321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34" calcext:value-type="float">
            <text:p>1,234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7870" calcext:value-type="float">
            <text:p>7,87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172" calcext:value-type="float">
            <text:p>4,172</text:p>
          </table:table-cell>
          <table:table-cell table:style-name="ce37" office:value-type="float" office:value="840" calcext:value-type="float">
            <text:p>840</text:p>
          </table:table-cell>
          <table:table-cell table:style-name="ce37" office:value-type="float" office:value="15835" calcext:value-type="float">
            <text:p>15,83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384" calcext:value-type="float">
            <text:p>1,384</text:p>
          </table:table-cell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9226" calcext:value-type="float">
            <text:p>9,226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397" calcext:value-type="float">
            <text:p>6,397</text:p>
          </table:table-cell>
          <table:table-cell table:style-name="ce38" office:value-type="float" office:value="960" calcext:value-type="float">
            <text:p>960</text:p>
          </table:table-cell>
          <table:table-cell table:style-name="ce38" office:value-type="float" office:value="19321" calcext:value-type="float">
            <text:p>19,321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3510" calcext:value-type="float">
            <text:p>13,510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966" calcext:value-type="float">
            <text:p>1,966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3196" calcext:value-type="float">
            <text:p>3,196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15226" calcext:value-type="float">
            <text:p>15,226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2374" calcext:value-type="float">
            <text:p>2,374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5205" calcext:value-type="float">
            <text:p>5,20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2947" calcext:value-type="float">
            <text:p>2,947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3617" calcext:value-type="float">
            <text:p>3,617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3019" calcext:value-type="float">
            <text:p>3,019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9553" calcext:value-type="float">
            <text:p>9,55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541" calcext:value-type="float">
            <text:p>541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22472" calcext:value-type="float">
            <text:p>22,472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12136" calcext:value-type="float">
            <text:p>12,13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14" calcext:value-type="float">
            <text:p>814</text:p>
          </table:table-cell>
          <table:table-cell table:style-name="ce37" office:value-type="float" office:value="1170" calcext:value-type="float">
            <text:p>1,170</text:p>
          </table:table-cell>
          <table:table-cell table:style-name="ce37" office:value-type="float" office:value="11605" calcext:value-type="float">
            <text:p>11,605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428" calcext:value-type="float">
            <text:p>5,428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7378" calcext:value-type="float">
            <text:p>7,378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2416" calcext:value-type="float">
            <text:p>2,416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6639" calcext:value-type="float">
            <text:p>16,639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2252" calcext:value-type="float">
            <text:p>2,252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593" calcext:value-type="float">
            <text:p>2,593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11142" calcext:value-type="float">
            <text:p>11,142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12013" calcext:value-type="float">
            <text:p>12,013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7" office:value-type="float" office:value="20420" calcext:value-type="float">
            <text:p>20,420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6389" calcext:value-type="float">
            <text:p>6,389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4858" calcext:value-type="float">
            <text:p>4,858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12859" calcext:value-type="float">
            <text:p>12,859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office:value-type="float" office:value="10654" calcext:value-type="float">
            <text:p>10,654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6122" calcext:value-type="float">
            <text:p>26,122</text:p>
          </table:table-cell>
          <table:table-cell table:style-name="ce37" office:value-type="float" office:value="1200" calcext:value-type="float">
            <text:p>1,200</text:p>
          </table:table-cell>
          <table:table-cell table:style-name="ce37" office:value-type="float" office:value="14257" calcext:value-type="float">
            <text:p>14,257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7306" calcext:value-type="float">
            <text:p>7,306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4840" calcext:value-type="float">
            <text:p>4,840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3106" calcext:value-type="float">
            <text:p>3,106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976" calcext:value-type="float">
            <text:p>1,976</text:p>
          </table:table-cell>
          <table:table-cell table:style-name="ce38" office:value-type="float" office:value="1030" calcext:value-type="float">
            <text:p>1,030</text:p>
          </table:table-cell>
          <table:table-cell table:style-name="ce38" office:value-type="float" office:value="15841" calcext:value-type="float">
            <text:p>15,84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72" calcext:value-type="float">
            <text:p>172</text:p>
          </table:table-cell>
          <table:table-cell table:style-name="ce37" office:value-type="float" office:value="1240" calcext:value-type="float">
            <text:p>1,240</text:p>
          </table:table-cell>
          <table:table-cell table:style-name="ce37" office:value-type="float" office:value="12358" calcext:value-type="float">
            <text:p>12,358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5670" calcext:value-type="float">
            <text:p>5,670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8590" calcext:value-type="float">
            <text:p>8,590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412" calcext:value-type="float">
            <text:p>6,412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5275" calcext:value-type="float">
            <text:p>5,27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005" calcext:value-type="float">
            <text:p>2,005</text:p>
          </table:table-cell>
          <table:table-cell table:style-name="ce38" office:value-type="float" office:value="720" calcext:value-type="float">
            <text:p>720</text:p>
          </table:table-cell>
          <table:table-cell table:style-name="ce38" office:value-type="float" office:value="9265" calcext:value-type="float">
            <text:p>9,265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583" calcext:value-type="float">
            <text:p>583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831" calcext:value-type="float">
            <text:p>4,83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3978" calcext:value-type="float">
            <text:p>3,978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617" calcext:value-type="float">
            <text:p>1,617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5251" calcext:value-type="float">
            <text:p>5,251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7855" calcext:value-type="float">
            <text:p>7,855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10123" calcext:value-type="float">
            <text:p>10,12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9427" calcext:value-type="float">
            <text:p>9,427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5498" calcext:value-type="float">
            <text:p>5,49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390" calcext:value-type="float">
            <text:p>1,390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4012" calcext:value-type="float">
            <text:p>4,012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2065" calcext:value-type="float">
            <text:p>2,065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10972" calcext:value-type="float">
            <text:p>10,972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288" calcext:value-type="float">
            <text:p>4,288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2392" calcext:value-type="float">
            <text:p>2,392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4336" calcext:value-type="float">
            <text:p>4,336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4153" calcext:value-type="float">
            <text:p>4,153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59" calcext:value-type="float">
            <text:p>1,259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4840" calcext:value-type="float">
            <text:p>4,84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58" calcext:value-type="float">
            <text:p>3,058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4429" calcext:value-type="float">
            <text:p>4,429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309" calcext:value-type="float">
            <text:p>4,30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6797" calcext:value-type="float">
            <text:p>6,797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849" calcext:value-type="float">
            <text:p>1,849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5617" calcext:value-type="float">
            <text:p>5,617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12076" calcext:value-type="float">
            <text:p>12,076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020" calcext:value-type="float">
            <text:p>1,020</text:p>
          </table:table-cell>
          <table:table-cell table:style-name="ce34" office:value-type="float" office:value="10638" calcext:value-type="float">
            <text:p>10,638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868" calcext:value-type="float">
            <text:p>1,868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16596" calcext:value-type="float">
            <text:p>16,596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3313" calcext:value-type="float">
            <text:p>3,313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3496" calcext:value-type="float">
            <text:p>3,496</text:p>
          </table:table-cell>
          <table:table-cell table:style-name="ce38" office:value-type="float" office:value="880" calcext:value-type="float">
            <text:p>880</text:p>
          </table:table-cell>
          <table:table-cell table:style-name="ce38" office:value-type="float" office:value="10507" calcext:value-type="float">
            <text:p>10,507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16715" calcext:value-type="float">
            <text:p>16,715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4039" calcext:value-type="float">
            <text:p>4,039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5614" calcext:value-type="float">
            <text:p>5,614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4321" calcext:value-type="float">
            <text:p>4,321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2233" calcext:value-type="float">
            <text:p>2,233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2620" calcext:value-type="float">
            <text:p>2,620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11218" calcext:value-type="float">
            <text:p>11,218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2539" calcext:value-type="float">
            <text:p>2,539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6670" calcext:value-type="float">
            <text:p>6,67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891" calcext:value-type="float">
            <text:p>1,891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4834" calcext:value-type="float">
            <text:p>4,834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22888" calcext:value-type="float">
            <text:p>22,888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5125" calcext:value-type="float">
            <text:p>5,125</text:p>
          </table:table-cell>
          <table:table-cell table:style-name="ce27" office:value-type="float" office:value="940" calcext:value-type="float">
            <text:p>940</text:p>
          </table:table-cell>
          <table:table-cell table:style-name="ce27" office:value-type="float" office:value="9898" calcext:value-type="float">
            <text:p>9,898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4123" calcext:value-type="float">
            <text:p>4,123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9082" calcext:value-type="float">
            <text:p>9,082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2527" calcext:value-type="float">
            <text:p>2,527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4198" calcext:value-type="float">
            <text:p>4,198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7" office:value-type="float" office:value="19234" calcext:value-type="float">
            <text:p>19,234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8242" calcext:value-type="float">
            <text:p>8,242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160" calcext:value-type="float">
            <text:p>1,160</text:p>
          </table:table-cell>
          <table:table-cell table:style-name="ce34" office:value-type="float" office:value="14293" calcext:value-type="float">
            <text:p>14,293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6395" calcext:value-type="float">
            <text:p>6,395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566" calcext:value-type="float">
            <text:p>2,56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9" calcext:value-type="float">
            <text:p>119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20027" calcext:value-type="float">
            <text:p>20,027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5" calcext:value-type="float">
            <text:p>62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43" calcext:value-type="float">
            <text:p>1,243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15841" calcext:value-type="float">
            <text:p>15,84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252" calcext:value-type="float">
            <text:p>1,252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3799" calcext:value-type="float">
            <text:p>3,79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7546" calcext:value-type="float">
            <text:p>7,546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15586" calcext:value-type="float">
            <text:p>15,586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30455" calcext:value-type="float">
            <text:p>30,455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16289" calcext:value-type="float">
            <text:p>16,289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320" calcext:value-type="float">
            <text:p>2,320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9874" calcext:value-type="float">
            <text:p>9,874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3730" calcext:value-type="float">
            <text:p>3,730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16756" calcext:value-type="float">
            <text:p>16,756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6875" calcext:value-type="float">
            <text:p>6,875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17608" calcext:value-type="float">
            <text:p>17,608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7598" calcext:value-type="float">
            <text:p>7,598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42391" calcext:value-type="float">
            <text:p>42,39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3484" calcext:value-type="float">
            <text:p>3,484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7377" calcext:value-type="float">
            <text:p>7,377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4636" calcext:value-type="float">
            <text:p>4,636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751" calcext:value-type="float">
            <text:p>15,751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6652" calcext:value-type="float">
            <text:p>6,652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9247" calcext:value-type="float">
            <text:p>9,247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9599" calcext:value-type="float">
            <text:p>9,599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8019" calcext:value-type="float">
            <text:p>8,019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6115" calcext:value-type="float">
            <text:p>6,11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83" calcext:value-type="float">
            <text:p>583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885" calcext:value-type="float">
            <text:p>1,88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16" calcext:value-type="float">
            <text:p>616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780" calcext:value-type="float">
            <text:p>1,780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4138" calcext:value-type="float">
            <text:p>4,138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11849" calcext:value-type="float">
            <text:p>11,849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11847" calcext:value-type="float">
            <text:p>11,84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2164" calcext:value-type="float">
            <text:p>2,164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12914" calcext:value-type="float">
            <text:p>12,914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700" calcext:value-type="float">
            <text:p>1,700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486" calcext:value-type="float">
            <text:p>1,486</text:p>
          </table:table-cell>
          <table:table-cell table:style-name="ce37" office:value-type="float" office:value="1640" calcext:value-type="float">
            <text:p>1,640</text:p>
          </table:table-cell>
          <table:table-cell table:style-name="ce37" office:value-type="float" office:value="23068" calcext:value-type="float">
            <text:p>23,068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5632" calcext:value-type="float">
            <text:p>5,632</text:p>
          </table:table-cell>
          <table:table-cell table:style-name="ce38" office:value-type="float" office:value="980" calcext:value-type="float">
            <text:p>980</text:p>
          </table:table-cell>
          <table:table-cell table:style-name="ce38" office:value-type="float" office:value="11539" calcext:value-type="float">
            <text:p>11,539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7738" calcext:value-type="float">
            <text:p>7,738</text:p>
          </table:table-cell>
          <table:table-cell table:style-name="ce37" office:value-type="float" office:value="1620" calcext:value-type="float">
            <text:p>1,620</text:p>
          </table:table-cell>
          <table:table-cell table:style-name="ce37" office:value-type="float" office:value="18894" calcext:value-type="float">
            <text:p>18,894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557" calcext:value-type="float">
            <text:p>1,557</text:p>
          </table:table-cell>
          <table:table-cell table:style-name="ce37" office:value-type="float" office:value="1100" calcext:value-type="float">
            <text:p>1,100</text:p>
          </table:table-cell>
          <table:table-cell table:style-name="ce37" office:value-type="float" office:value="21040" calcext:value-type="float">
            <text:p>21,040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9637" calcext:value-type="float">
            <text:p>9,637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4129" calcext:value-type="float">
            <text:p>4,129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5051" calcext:value-type="float">
            <text:p>25,051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7" office:value-type="float" office:value="1300" calcext:value-type="float">
            <text:p>1,300</text:p>
          </table:table-cell>
          <table:table-cell table:style-name="ce37" office:value-type="float" office:value="14003" calcext:value-type="float">
            <text:p>14,003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8361" calcext:value-type="float">
            <text:p>8,361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20573" calcext:value-type="float">
            <text:p>20,573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71" calcext:value-type="float">
            <text:p>571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49" calcext:value-type="float">
            <text:p>949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5982" calcext:value-type="float">
            <text:p>5,982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26893" calcext:value-type="float">
            <text:p>26,893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5965" calcext:value-type="float">
            <text:p>5,965</text:p>
          </table:table-cell>
          <table:table-cell table:style-name="ce38" office:value-type="float" office:value="1110" calcext:value-type="float">
            <text:p>1,110</text:p>
          </table:table-cell>
          <table:table-cell table:style-name="ce38" office:value-type="float" office:value="19507" calcext:value-type="float">
            <text:p>19,507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406" calcext:value-type="float">
            <text:p>1,40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066" calcext:value-type="float">
            <text:p>1,066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8460" calcext:value-type="float">
            <text:p>18,460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160" calcext:value-type="float">
            <text:p>1,160</text:p>
          </table:table-cell>
          <table:table-cell table:style-name="ce34" office:value-type="float" office:value="11834" calcext:value-type="float">
            <text:p>11,834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13045" calcext:value-type="float">
            <text:p>13,045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0440" calcext:value-type="float">
            <text:p>10,440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5329" calcext:value-type="float">
            <text:p>5,329</text:p>
          </table:table-cell>
          <table:table-cell table:style-name="ce27" office:value-type="float" office:value="1700" calcext:value-type="float">
            <text:p>1,700</text:p>
          </table:table-cell>
          <table:table-cell table:style-name="ce27" office:value-type="float" office:value="23350" calcext:value-type="float">
            <text:p>23,350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281" calcext:value-type="float">
            <text:p>2,281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366" calcext:value-type="float">
            <text:p>1,366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924" calcext:value-type="float">
            <text:p>1,924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27804" calcext:value-type="float">
            <text:p>27,80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493" calcext:value-type="float">
            <text:p>3,493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315" calcext:value-type="float">
            <text:p>1,315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5167" calcext:value-type="float">
            <text:p>5,167</text:p>
          </table:table-cell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3921" calcext:value-type="float">
            <text:p>13,921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14665" calcext:value-type="float">
            <text:p>14,665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7660" calcext:value-type="float">
            <text:p>7,660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4647" calcext:value-type="float">
            <text:p>4,647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5146" calcext:value-type="float">
            <text:p>5,146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8873" calcext:value-type="float">
            <text:p>8,873</text:p>
          </table:table-cell>
          <table:table-cell table:style-name="ce38" office:value-type="float" office:value="830" calcext:value-type="float">
            <text:p>830</text:p>
          </table:table-cell>
          <table:table-cell table:style-name="ce38" office:value-type="float" office:value="12990" calcext:value-type="float">
            <text:p>12,99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780" calcext:value-type="float">
            <text:p>1,780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7" office:value-type="float" office:value="13420" calcext:value-type="float">
            <text:p>13,42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7017" calcext:value-type="float">
            <text:p>7,017</text:p>
          </table:table-cell>
          <table:table-cell table:style-name="ce37" office:value-type="float" office:value="1250" calcext:value-type="float">
            <text:p>1,250</text:p>
          </table:table-cell>
          <table:table-cell table:style-name="ce37" office:value-type="float" office:value="25261" calcext:value-type="float">
            <text:p>25,261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574" calcext:value-type="float">
            <text:p>2,574</text:p>
          </table:table-cell>
          <table:table-cell table:style-name="ce37" office:value-type="float" office:value="1570" calcext:value-type="float">
            <text:p>1,570</text:p>
          </table:table-cell>
          <table:table-cell table:style-name="ce37" office:value-type="float" office:value="29595" calcext:value-type="float">
            <text:p>29,59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351" calcext:value-type="float">
            <text:p>4,351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4630" calcext:value-type="float">
            <text:p>4,630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6751" calcext:value-type="float">
            <text:p>6,751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13030" calcext:value-type="float">
            <text:p>13,030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7987" calcext:value-type="float">
            <text:p>7,987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5695" calcext:value-type="float">
            <text:p>5,695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6721" calcext:value-type="float">
            <text:p>6,721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932" calcext:value-type="float">
            <text:p>1,932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861" calcext:value-type="float">
            <text:p>1,861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5332" calcext:value-type="float">
            <text:p>5,332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6529" calcext:value-type="float">
            <text:p>6,529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9044" calcext:value-type="float">
            <text:p>9,044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9987" calcext:value-type="float">
            <text:p>9,98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4663" calcext:value-type="float">
            <text:p>4,663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9382" calcext:value-type="float">
            <text:p>9,382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360" calcext:value-type="float">
            <text:p>1,360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243" calcext:value-type="float">
            <text:p>4,243</text:p>
          </table:table-cell>
          <table:table-cell table:style-name="ce37" office:value-type="float" office:value="810" calcext:value-type="float">
            <text:p>810</text:p>
          </table:table-cell>
          <table:table-cell table:style-name="ce37" office:value-type="float" office:value="9737" calcext:value-type="float">
            <text:p>9,73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1596" calcext:value-type="float">
            <text:p>11,596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6537" calcext:value-type="float">
            <text:p>6,537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32" calcext:value-type="float">
            <text:p>43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11" calcext:value-type="float">
            <text:p>211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3736" calcext:value-type="float">
            <text:p>3,736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4054" calcext:value-type="float">
            <text:p>4,054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683" calcext:value-type="float">
            <text:p>2,68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765" calcext:value-type="float">
            <text:p>1,765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5008" calcext:value-type="float">
            <text:p>5,008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9262" calcext:value-type="float">
            <text:p>9,262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528" calcext:value-type="float">
            <text:p>1,528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763" calcext:value-type="float">
            <text:p>3,763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112" calcext:value-type="float">
            <text:p>1,112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3478" calcext:value-type="float">
            <text:p>3,478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3317" calcext:value-type="float">
            <text:p>3,317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547" calcext:value-type="float">
            <text:p>3,547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369" calcext:value-type="float">
            <text:p>1,36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59" calcext:value-type="float">
            <text:p>859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547" calcext:value-type="float">
            <text:p>3,547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12604" calcext:value-type="float">
            <text:p>12,604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3992" calcext:value-type="float">
            <text:p>3,992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4882" calcext:value-type="float">
            <text:p>4,882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6999" calcext:value-type="float">
            <text:p>16,99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198" calcext:value-type="float">
            <text:p>1,198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985" calcext:value-type="float">
            <text:p>6,98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2644" calcext:value-type="float">
            <text:p>2,644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2500" calcext:value-type="float">
            <text:p>2,500</text:p>
          </table:table-cell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1194" calcext:value-type="float">
            <text:p>11,194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73" calcext:value-type="float">
            <text:p>3,073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573" calcext:value-type="float">
            <text:p>1,573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3142" calcext:value-type="float">
            <text:p>3,142</text:p>
          </table:table-cell>
          <table:table-cell table:style-name="ce37" office:value-type="float" office:value="1070" calcext:value-type="float">
            <text:p>1,070</text:p>
          </table:table-cell>
          <table:table-cell table:style-name="ce37" office:value-type="float" office:value="10996" calcext:value-type="float">
            <text:p>10,996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6409" calcext:value-type="float">
            <text:p>6,409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3754" calcext:value-type="float">
            <text:p>3,754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643" calcext:value-type="float">
            <text:p>3,643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620" calcext:value-type="float">
            <text:p>1,620</text:p>
          </table:table-cell>
          <table:table-cell table:style-name="ce34" office:value-type="float" office:value="29008" calcext:value-type="float">
            <text:p>29,008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4804" calcext:value-type="float">
            <text:p>4,804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312" calcext:value-type="float">
            <text:p>1,312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10198" calcext:value-type="float">
            <text:p>10,198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691" calcext:value-type="float">
            <text:p>3,691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4405" calcext:value-type="float">
            <text:p>4,40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360" calcext:value-type="float">
            <text:p>1,36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72" calcext:value-type="float">
            <text:p>87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07" calcext:value-type="float">
            <text:p>507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3574" calcext:value-type="float">
            <text:p>3,574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5563" calcext:value-type="float">
            <text:p>5,563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10719" calcext:value-type="float">
            <text:p>10,719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2618" calcext:value-type="float">
            <text:p>2,618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5462" calcext:value-type="float">
            <text:p>5,462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1981" calcext:value-type="float">
            <text:p>1,98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66" calcext:value-type="float">
            <text:p>1,066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3846" calcext:value-type="float">
            <text:p>13,846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7138" calcext:value-type="float">
            <text:p>7,138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955" calcext:value-type="float">
            <text:p>1,95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30" calcext:value-type="float">
            <text:p>13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91" calcext:value-type="float">
            <text:p>69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219" calcext:value-type="float">
            <text:p>1,219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7062" calcext:value-type="float">
            <text:p>7,06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7642" calcext:value-type="float">
            <text:p>7,642</text:p>
          </table:table-cell>
          <table:table-cell table:style-name="ce37" office:value-type="float" office:value="970" calcext:value-type="float">
            <text:p>970</text:p>
          </table:table-cell>
          <table:table-cell table:style-name="ce37" office:value-type="float" office:value="11053" calcext:value-type="float">
            <text:p>11,053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4690" calcext:value-type="float">
            <text:p>4,690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2833" calcext:value-type="float">
            <text:p>2,83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560" calcext:value-type="float">
            <text:p>2,56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348" calcext:value-type="float">
            <text:p>1,348</text:p>
          </table:table-cell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7840" calcext:value-type="float">
            <text:p>7,84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105" calcext:value-type="float">
            <text:p>1,105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7915" calcext:value-type="float">
            <text:p>7,915</text:p>
          </table:table-cell>
          <table:table-cell table:style-name="ce37" office:value-type="float" office:value="1050" calcext:value-type="float">
            <text:p>1,050</text:p>
          </table:table-cell>
          <table:table-cell table:style-name="ce37" office:value-type="float" office:value="14983" calcext:value-type="float">
            <text:p>14,98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6859" calcext:value-type="float">
            <text:p>6,859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4459" calcext:value-type="float">
            <text:p>4,459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312" calcext:value-type="float">
            <text:p>10,312</text:p>
          </table:table-cell>
          <table:table-cell table:style-name="ce38" office:value-type="float" office:value="910" calcext:value-type="float">
            <text:p>910</text:p>
          </table:table-cell>
          <table:table-cell table:style-name="ce38" office:value-type="float" office:value="17042" calcext:value-type="float">
            <text:p>17,042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2917" calcext:value-type="float">
            <text:p>2,917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3367" calcext:value-type="float">
            <text:p>3,367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928" calcext:value-type="float">
            <text:p>1,928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5119" calcext:value-type="float">
            <text:p>5,119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6703" calcext:value-type="float">
            <text:p>6,703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7016" calcext:value-type="float">
            <text:p>7,016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649" calcext:value-type="float">
            <text:p>3,64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73" calcext:value-type="float">
            <text:p>373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34654" calcext:value-type="float">
            <text:p>34,654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486" calcext:value-type="float">
            <text:p>1,486</text:p>
          </table:table-cell>
          <table:table-cell table:style-name="ce37" office:value-type="float" office:value="1100" calcext:value-type="float">
            <text:p>1,100</text:p>
          </table:table-cell>
          <table:table-cell table:style-name="ce37" office:value-type="float" office:value="19301" calcext:value-type="float">
            <text:p>19,30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8659" calcext:value-type="float">
            <text:p>8,659</text:p>
          </table:table-cell>
          <table:table-cell table:style-name="ce37" office:value-type="float" office:value="1150" calcext:value-type="float">
            <text:p>1,150</text:p>
          </table:table-cell>
          <table:table-cell table:style-name="ce37" office:value-type="float" office:value="15991" calcext:value-type="float">
            <text:p>15,991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4807" calcext:value-type="float">
            <text:p>4,807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8" office:value-type="float" office:value="980" calcext:value-type="float">
            <text:p>980</text:p>
          </table:table-cell>
          <table:table-cell table:style-name="ce38" office:value-type="float" office:value="8974" calcext:value-type="float">
            <text:p>8,974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9214" calcext:value-type="float">
            <text:p>9,214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6703" calcext:value-type="float">
            <text:p>6,703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30901" calcext:value-type="float">
            <text:p>30,901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3982" calcext:value-type="float">
            <text:p>3,982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869" calcext:value-type="float">
            <text:p>2,869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6250" calcext:value-type="float">
            <text:p>6,250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2440" calcext:value-type="float">
            <text:p>2,440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672" calcext:value-type="float">
            <text:p>1,672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070" calcext:value-type="float">
            <text:p>6,070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3959" calcext:value-type="float">
            <text:p>3,95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393" calcext:value-type="float">
            <text:p>1,393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3064" calcext:value-type="float">
            <text:p>3,064</text:p>
          </table:table-cell>
          <table:table-cell table:style-name="ce37" office:value-type="float" office:value="1130" calcext:value-type="float">
            <text:p>1,130</text:p>
          </table:table-cell>
          <table:table-cell table:style-name="ce37" office:value-type="float" office:value="10750" calcext:value-type="float">
            <text:p>10,750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7919" calcext:value-type="float">
            <text:p>7,9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27" calcext:value-type="float">
            <text:p>427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9264" calcext:value-type="float">
            <text:p>19,264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748" calcext:value-type="float">
            <text:p>1,748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44" calcext:value-type="float">
            <text:p>544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26260" calcext:value-type="float">
            <text:p>26,260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2719" calcext:value-type="float">
            <text:p>2,719</text:p>
          </table:table-cell>
          <table:table-cell table:style-name="ce38" office:value-type="float" office:value="1410" calcext:value-type="float">
            <text:p>1,410</text:p>
          </table:table-cell>
          <table:table-cell table:style-name="ce38" office:value-type="float" office:value="16363" calcext:value-type="float">
            <text:p>16,363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423" calcext:value-type="float">
            <text:p>1,423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2460" calcext:value-type="float">
            <text:p>2,460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3580" calcext:value-type="float">
            <text:p>3,580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10571" calcext:value-type="float">
            <text:p>10,57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572" calcext:value-type="float">
            <text:p>2,57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922" calcext:value-type="float">
            <text:p>1,922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779" calcext:value-type="float">
            <text:p>3,779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27048" calcext:value-type="float">
            <text:p>27,048</text:p>
          </table:table-cell>
          <table:table-cell table:style-name="ce39" office:value-type="float" office:value="790" calcext:value-type="float">
            <text:p>790</text:p>
          </table:table-cell>
          <table:table-cell table:style-name="ce39" office:value-type="float" office:value="8998" calcext:value-type="float">
            <text:p>8,998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5890" calcext:value-type="float">
            <text:p>5,89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87" calcext:value-type="float">
            <text:p>187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82" calcext:value-type="float">
            <text:p>382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615" calcext:value-type="float">
            <text:p>1,615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30643" calcext:value-type="float">
            <text:p>30,643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8194" calcext:value-type="float">
            <text:p>8,194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25900" calcext:value-type="float">
            <text:p>25,900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4581" calcext:value-type="float">
            <text:p>14,581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3324" calcext:value-type="float">
            <text:p>3,324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638" calcext:value-type="float">
            <text:p>2,638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2364" calcext:value-type="float">
            <text:p>2,364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3737" calcext:value-type="float">
            <text:p>3,73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715" calcext:value-type="float">
            <text:p>3,715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3932" calcext:value-type="float">
            <text:p>3,932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246" calcext:value-type="float">
            <text:p>1,24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6370" calcext:value-type="float">
            <text:p>6,370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160" calcext:value-type="float">
            <text:p>3,160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6030" calcext:value-type="float">
            <text:p>16,030</text:p>
          </table:table-cell>
          <table:table-cell table:style-name="ce39" office:value-type="float" office:value="520" calcext:value-type="float">
            <text:p>520</text:p>
          </table:table-cell>
          <table:table-cell table:style-name="ce39" office:value-type="float" office:value="5842" calcext:value-type="float">
            <text:p>5,84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5084" calcext:value-type="float">
            <text:p>5,084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4099" calcext:value-type="float">
            <text:p>4,099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465" calcext:value-type="float">
            <text:p>1,465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035" calcext:value-type="float">
            <text:p>1,035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8929" calcext:value-type="float">
            <text:p>8,929</text:p>
          </table:table-cell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8287" calcext:value-type="float">
            <text:p>8,287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318" calcext:value-type="float">
            <text:p>1,318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164" calcext:value-type="float">
            <text:p>2,164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4066" calcext:value-type="float">
            <text:p>4,066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7480" calcext:value-type="float">
            <text:p>7,480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5066" calcext:value-type="float">
            <text:p>15,066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8838" calcext:value-type="float">
            <text:p>8,838</text:p>
          </table:table-cell>
          <table:table-cell table:style-name="ce42" office:value-type="float" office:value="590" calcext:value-type="float">
            <text:p>590</text:p>
          </table:table-cell>
          <table:table-cell table:style-name="ce42" office:value-type="float" office:value="12658" calcext:value-type="float">
            <text:p>12,658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4077" calcext:value-type="float">
            <text:p>4,077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752" calcext:value-type="float">
            <text:p>1,752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689" calcext:value-type="float">
            <text:p>689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11224" calcext:value-type="float">
            <text:p>11,224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9292" calcext:value-type="float">
            <text:p>9,292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24226" calcext:value-type="float">
            <text:p>24,226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14143" calcext:value-type="float">
            <text:p>14,143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546" calcext:value-type="float">
            <text:p>1,546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3562" calcext:value-type="float">
            <text:p>3,56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4621" calcext:value-type="float">
            <text:p>4,621</text:p>
          </table:table-cell>
          <table:table-cell table:style-name="ce39" office:value-type="float" office:value="1360" calcext:value-type="float">
            <text:p>1,360</text:p>
          </table:table-cell>
          <table:table-cell table:style-name="ce39" office:value-type="float" office:value="25852" calcext:value-type="float">
            <text:p>25,852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8437" calcext:value-type="float">
            <text:p>8,437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3193" calcext:value-type="float">
            <text:p>3,193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944" calcext:value-type="float">
            <text:p>2,944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6574" calcext:value-type="float">
            <text:p>6,574</text:p>
          </table:table-cell>
          <table:table-cell table:style-name="ce39" office:value-type="float" office:value="790" calcext:value-type="float">
            <text:p>790</text:p>
          </table:table-cell>
          <table:table-cell table:style-name="ce39" office:value-type="float" office:value="13384" calcext:value-type="float">
            <text:p>13,384</text:p>
          </table:table-cell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13072" calcext:value-type="float">
            <text:p>13,07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81" calcext:value-type="float">
            <text:p>681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6959" calcext:value-type="float">
            <text:p>6,959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4216" calcext:value-type="float">
            <text:p>4,216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4086" calcext:value-type="float">
            <text:p>14,086</text:p>
          </table:table-cell>
          <table:table-cell table:style-name="ce39" office:value-type="float" office:value="1030" calcext:value-type="float">
            <text:p>1,030</text:p>
          </table:table-cell>
          <table:table-cell table:style-name="ce39" office:value-type="float" office:value="13999" calcext:value-type="float">
            <text:p>13,999</text:p>
          </table:table-cell>
          <table:table-cell table:style-name="ce27" office:value-type="float" office:value="1500" calcext:value-type="float">
            <text:p>1,500</text:p>
          </table:table-cell>
          <table:table-cell table:style-name="ce27" office:value-type="float" office:value="17857" calcext:value-type="float">
            <text:p>17,857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12271" calcext:value-type="float">
            <text:p>12,27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27" calcext:value-type="float">
            <text:p>1,02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184" calcext:value-type="float">
            <text:p>1,184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211" calcext:value-type="float">
            <text:p>2,211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34" office:value-type="float" office:value="1150" calcext:value-type="float">
            <text:p>1,150</text:p>
          </table:table-cell>
          <table:table-cell table:style-name="ce34" office:value-type="float" office:value="12022" calcext:value-type="float">
            <text:p>12,022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844" calcext:value-type="float">
            <text:p>844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5209" calcext:value-type="float">
            <text:p>5,209</text:p>
          </table:table-cell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7396" calcext:value-type="float">
            <text:p>7,396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2191" calcext:value-type="float">
            <text:p>2,191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7579" calcext:value-type="float">
            <text:p>7,579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447" calcext:value-type="float">
            <text:p>1,447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0426" calcext:value-type="float">
            <text:p>10,426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6702" calcext:value-type="float">
            <text:p>16,702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788" calcext:value-type="float">
            <text:p>2,788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7387" calcext:value-type="float">
            <text:p>7,38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41" calcext:value-type="float">
            <text:p>241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983" calcext:value-type="float">
            <text:p>2,98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10345" calcext:value-type="float">
            <text:p>10,345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5650" calcext:value-type="float">
            <text:p>5,650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2298" calcext:value-type="float">
            <text:p>2,298</text:p>
          </table:table-cell>
          <table:table-cell table:style-name="ce39" office:value-type="float" office:value="1330" calcext:value-type="float">
            <text:p>1,330</text:p>
          </table:table-cell>
          <table:table-cell table:style-name="ce39" office:value-type="float" office:value="15478" calcext:value-type="float">
            <text:p>15,478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9328" calcext:value-type="float">
            <text:p>9,328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990" calcext:value-type="float">
            <text:p>1,99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186" calcext:value-type="float">
            <text:p>1,186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3451" calcext:value-type="float">
            <text:p>3,451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9184" calcext:value-type="float">
            <text:p>9,18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13" calcext:value-type="float">
            <text:p>313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6493" calcext:value-type="float">
            <text:p>6,493</text:p>
          </table:table-cell>
          <table:table-cell table:style-name="ce39" office:value-type="float" office:value="700" calcext:value-type="float">
            <text:p>700</text:p>
          </table:table-cell>
          <table:table-cell table:style-name="ce39" office:value-type="float" office:value="8263" calcext:value-type="float">
            <text:p>8,263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2239" calcext:value-type="float">
            <text:p>2,239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3006" calcext:value-type="float">
            <text:p>13,006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4748" calcext:value-type="float">
            <text:p>4,74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182" calcext:value-type="float">
            <text:p>1,182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14206" calcext:value-type="float">
            <text:p>14,206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02" calcext:value-type="float">
            <text:p>402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012" calcext:value-type="float">
            <text:p>1,01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5012" calcext:value-type="float">
            <text:p>5,012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441" calcext:value-type="float">
            <text:p>1,44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642" calcext:value-type="float">
            <text:p>1,642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8149" calcext:value-type="float">
            <text:p>8,149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957" calcext:value-type="float">
            <text:p>1,957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5312" calcext:value-type="float">
            <text:p>5,312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288" calcext:value-type="float">
            <text:p>3,288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3023" calcext:value-type="float">
            <text:p>3,02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36" calcext:value-type="float">
            <text:p>1,036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527" calcext:value-type="float">
            <text:p>4,527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12373" calcext:value-type="float">
            <text:p>12,373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260" calcext:value-type="float">
            <text:p>4,260</text:p>
          </table:table-cell>
          <table:table-cell table:style-name="ce39" office:value-type="float" office:value="1590" calcext:value-type="float">
            <text:p>1,590</text:p>
          </table:table-cell>
          <table:table-cell table:style-name="ce39" office:value-type="float" office:value="16567" calcext:value-type="float">
            <text:p>16,567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133" calcext:value-type="float">
            <text:p>3,133</text:p>
          </table:table-cell>
          <table:table-cell table:style-name="ce39" office:value-type="float" office:value="970" calcext:value-type="float">
            <text:p>970</text:p>
          </table:table-cell>
          <table:table-cell table:style-name="ce39" office:value-type="float" office:value="20263" calcext:value-type="float">
            <text:p>20,263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668" calcext:value-type="float">
            <text:p>2,668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6727" calcext:value-type="float">
            <text:p>6,727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771" calcext:value-type="float">
            <text:p>1,771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11386" calcext:value-type="float">
            <text:p>11,386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7825" calcext:value-type="float">
            <text:p>7,825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95" calcext:value-type="float">
            <text:p>1,19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62" calcext:value-type="float">
            <text:p>562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69" calcext:value-type="float">
            <text:p>1,06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171" calcext:value-type="float">
            <text:p>1,171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10333" calcext:value-type="float">
            <text:p>10,333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3976" calcext:value-type="float">
            <text:p>3,97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80" calcext:value-type="float">
            <text:p>280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988" calcext:value-type="float">
            <text:p>988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218" calcext:value-type="float">
            <text:p>2,218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7654" calcext:value-type="float">
            <text:p>7,654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4627" calcext:value-type="float">
            <text:p>4,627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2080" calcext:value-type="float">
            <text:p>2,0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204" calcext:value-type="float">
            <text:p>22,204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10448" calcext:value-type="float">
            <text:p>10,448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7780" calcext:value-type="float">
            <text:p>7,78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054" calcext:value-type="float">
            <text:p>1,054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4189" calcext:value-type="float">
            <text:p>4,189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11074" calcext:value-type="float">
            <text:p>11,074</text:p>
          </table:table-cell>
          <table:table-cell table:style-name="ce39" office:value-type="float" office:value="1310" calcext:value-type="float">
            <text:p>1,310</text:p>
          </table:table-cell>
          <table:table-cell table:style-name="ce39" office:value-type="float" office:value="17230" calcext:value-type="float">
            <text:p>17,230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6574" calcext:value-type="float">
            <text:p>6,574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6691" calcext:value-type="float">
            <text:p>6,691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918" calcext:value-type="float">
            <text:p>2,9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0" calcext:value-type="float">
            <text:p>250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6751" calcext:value-type="float">
            <text:p>6,751</text:p>
          </table:table-cell>
          <table:table-cell table:style-name="ce39" office:value-type="float" office:value="640" calcext:value-type="float">
            <text:p>640</text:p>
          </table:table-cell>
          <table:table-cell table:style-name="ce39" office:value-type="float" office:value="12271" calcext:value-type="float">
            <text:p>12,271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978" calcext:value-type="float">
            <text:p>1,978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9787" calcext:value-type="float">
            <text:p>9,787</text:p>
          </table:table-cell>
          <table:table-cell table:style-name="ce40" office:value-type="float" office:value="510" calcext:value-type="float">
            <text:p>510</text:p>
          </table:table-cell>
          <table:table-cell table:style-name="ce40" office:value-type="float" office:value="4883" calcext:value-type="float">
            <text:p>4,883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756" calcext:value-type="float">
            <text:p>7,756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3493" calcext:value-type="float">
            <text:p>3,49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16" calcext:value-type="float">
            <text:p>616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567" calcext:value-type="float">
            <text:p>1,567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423" calcext:value-type="float">
            <text:p>2,423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10150" calcext:value-type="float">
            <text:p>10,150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13171" calcext:value-type="float">
            <text:p>13,171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518" calcext:value-type="float">
            <text:p>1,518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5932" calcext:value-type="float">
            <text:p>5,932</text:p>
          </table:table-cell>
          <table:table-cell table:style-name="ce40" office:value-type="float" office:value="870" calcext:value-type="float">
            <text:p>870</text:p>
          </table:table-cell>
          <table:table-cell table:style-name="ce40" office:value-type="float" office:value="10204" calcext:value-type="float">
            <text:p>10,204</text:p>
          </table:table-cell>
          <table:table-cell table:style-name="ce27" office:value-type="float" office:value="1710" calcext:value-type="float">
            <text:p>1,710</text:p>
          </table:table-cell>
          <table:table-cell table:style-name="ce27" office:value-type="float" office:value="36013" calcext:value-type="float">
            <text:p>36,013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1020" calcext:value-type="float">
            <text:p>1,020</text:p>
          </table:table-cell>
          <table:table-cell table:style-name="ce34" office:value-type="float" office:value="18244" calcext:value-type="float">
            <text:p>18,244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11797" calcext:value-type="float">
            <text:p>11,797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71" calcext:value-type="float">
            <text:p>871</text:p>
          </table:table-cell>
          <table:table-cell table:style-name="ce39" office:value-type="float" office:value="620" calcext:value-type="float">
            <text:p>620</text:p>
          </table:table-cell>
          <table:table-cell table:style-name="ce39" office:value-type="float" office:value="8236" calcext:value-type="float">
            <text:p>8,23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8" calcext:value-type="float">
            <text:p>328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3301" calcext:value-type="float">
            <text:p>3,30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048" calcext:value-type="float">
            <text:p>1,048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6592" calcext:value-type="float">
            <text:p>6,592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19681" calcext:value-type="float">
            <text:p>19,68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201" calcext:value-type="float">
            <text:p>1,201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65" calcext:value-type="float">
            <text:p>265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5959" calcext:value-type="float">
            <text:p>5,959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4819" calcext:value-type="float">
            <text:p>4,819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0564" calcext:value-type="float">
            <text:p>10,564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6125" calcext:value-type="float">
            <text:p>6,125</text:p>
          </table:table-cell>
          <table:table-cell table:style-name="ce27" office:value-type="float" office:value="1100" calcext:value-type="float">
            <text:p>1,100</text:p>
          </table:table-cell>
          <table:table-cell table:style-name="ce27" office:value-type="float" office:value="18772" calcext:value-type="float">
            <text:p>18,772</text:p>
          </table:table-cell>
          <table:table-cell table:style-name="ce39" office:value-type="float" office:value="510" calcext:value-type="float">
            <text:p>510</text:p>
          </table:table-cell>
          <table:table-cell table:style-name="ce39" office:value-type="float" office:value="5246" calcext:value-type="float">
            <text:p>5,246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5173" calcext:value-type="float">
            <text:p>5,173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2143" calcext:value-type="float">
            <text:p>2,143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436" calcext:value-type="float">
            <text:p>3,43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51" calcext:value-type="float">
            <text:p>45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036" calcext:value-type="float">
            <text:p>1,036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2237" calcext:value-type="float">
            <text:p>2,237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3910" calcext:value-type="float">
            <text:p>3,910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8155" calcext:value-type="float">
            <text:p>8,155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12346" calcext:value-type="float">
            <text:p>12,346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10939" calcext:value-type="float">
            <text:p>10,939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734" calcext:value-type="float">
            <text:p>2,734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72" calcext:value-type="float">
            <text:p>872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893" calcext:value-type="float">
            <text:p>6,893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638" calcext:value-type="float">
            <text:p>2,638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9954" calcext:value-type="float">
            <text:p>9,95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7060" calcext:value-type="float">
            <text:p>7,06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609" calcext:value-type="float">
            <text:p>1,609</text:p>
          </table:table-cell>
          <table:table-cell table:style-name="ce27" office:value-type="float" office:value="1100" calcext:value-type="float">
            <text:p>1,100</text:p>
          </table:table-cell>
          <table:table-cell table:style-name="ce27" office:value-type="float" office:value="13264" calcext:value-type="float">
            <text:p>13,264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767" calcext:value-type="float">
            <text:p>2,767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785" calcext:value-type="float">
            <text:p>2,785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985" calcext:value-type="float">
            <text:p>1,985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0369" calcext:value-type="float">
            <text:p>10,369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12232" calcext:value-type="float">
            <text:p>12,232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3322" calcext:value-type="float">
            <text:p>3,32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912" calcext:value-type="float">
            <text:p>7,91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41" calcext:value-type="float">
            <text:p>24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091" calcext:value-type="float">
            <text:p>6,091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5307" calcext:value-type="float">
            <text:p>5,307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3217" calcext:value-type="float">
            <text:p>3,217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8611" calcext:value-type="float">
            <text:p>8,611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471" calcext:value-type="float">
            <text:p>4,471</text:p>
          </table:table-cell>
          <table:table-cell table:style-name="ce39" office:value-type="float" office:value="490" calcext:value-type="float">
            <text:p>490</text:p>
          </table:table-cell>
          <table:table-cell table:style-name="ce39" office:value-type="float" office:value="6028" calcext:value-type="float">
            <text:p>6,028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368" calcext:value-type="float">
            <text:p>2,368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10024" calcext:value-type="float">
            <text:p>10,024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11116" calcext:value-type="float">
            <text:p>11,116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24616" calcext:value-type="float">
            <text:p>24,616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2500" calcext:value-type="float">
            <text:p>2,500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14065" calcext:value-type="float">
            <text:p>14,065</text:p>
          </table:table-cell>
          <table:table-cell table:style-name="ce39" office:value-type="float" office:value="1330" calcext:value-type="float">
            <text:p>1,330</text:p>
          </table:table-cell>
          <table:table-cell table:style-name="ce39" office:value-type="float" office:value="21556" calcext:value-type="float">
            <text:p>21,556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12664" calcext:value-type="float">
            <text:p>12,66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691" calcext:value-type="float">
            <text:p>1,691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5341" calcext:value-type="float">
            <text:p>5,341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601" calcext:value-type="float">
            <text:p>3,601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3415" calcext:value-type="float">
            <text:p>3,415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8626" calcext:value-type="float">
            <text:p>8,626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3091" calcext:value-type="float">
            <text:p>3,091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3850" calcext:value-type="float">
            <text:p>3,850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4474" calcext:value-type="float">
            <text:p>4,474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15970" calcext:value-type="float">
            <text:p>15,970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2041" calcext:value-type="float">
            <text:p>2,041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7740" calcext:value-type="float">
            <text:p>7,740</text:p>
          </table:table-cell>
          <table:table-cell table:style-name="ce39" office:value-type="float" office:value="1920" calcext:value-type="float">
            <text:p>1,920</text:p>
          </table:table-cell>
          <table:table-cell table:style-name="ce39" office:value-type="float" office:value="39955" calcext:value-type="float">
            <text:p>39,955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5176" calcext:value-type="float">
            <text:p>5,176</text:p>
          </table:table-cell>
          <table:table-cell table:style-name="ce39" office:value-type="float" office:value="1020" calcext:value-type="float">
            <text:p>1,020</text:p>
          </table:table-cell>
          <table:table-cell table:style-name="ce39" office:value-type="float" office:value="17737" calcext:value-type="float">
            <text:p>17,737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581" calcext:value-type="float">
            <text:p>2,581</text:p>
          </table:table-cell>
          <table:table-cell table:style-name="ce39" office:value-type="float" office:value="940" calcext:value-type="float">
            <text:p>940</text:p>
          </table:table-cell>
          <table:table-cell table:style-name="ce39" office:value-type="float" office:value="15943" calcext:value-type="float">
            <text:p>15,94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2746" calcext:value-type="float">
            <text:p>2,746</text:p>
          </table:table-cell>
          <table:table-cell table:style-name="ce39" office:value-type="float" office:value="920" calcext:value-type="float">
            <text:p>920</text:p>
          </table:table-cell>
          <table:table-cell table:style-name="ce39" office:value-type="float" office:value="9349" calcext:value-type="float">
            <text:p>9,349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5035" calcext:value-type="float">
            <text:p>5,035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375" calcext:value-type="float">
            <text:p>3,375</text:p>
          </table:table-cell>
          <table:table-cell table:style-name="ce45" office:value-type="float" office:value="420" calcext:value-type="float">
            <text:p>420</text:p>
          </table:table-cell>
          <table:table-cell table:style-name="ce45" office:value-type="float" office:value="5179" calcext:value-type="float">
            <text:p>5,179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35" table:formula="of:=AVERAGE([.C3:.C47])" office:value-type="float" office:value="726.888888888889" calcext:value-type="float">
            <text:p>727</text:p>
          </table:table-cell>
          <table:table-cell table:style-name="ce35" table:formula="of:=AVERAGE([.D3:.D47])" office:value-type="float" office:value="9556.51111111111" calcext:value-type="float">
            <text:p>9,557</text:p>
          </table:table-cell>
          <table:table-cell table:style-name="ce35" table:formula="of:=AVERAGE([.E3:.E47])" office:value-type="float" office:value="422.444444444445" calcext:value-type="float">
            <text:p>422</text:p>
          </table:table-cell>
          <table:table-cell table:style-name="ce35" table:formula="of:=AVERAGE([.F3:.F47])" office:value-type="float" office:value="4898.91111111111" calcext:value-type="float">
            <text:p>4,899</text:p>
          </table:table-cell>
          <table:table-cell table:style-name="ce35" table:formula="of:=AVERAGE([.G3:.G47])" office:value-type="float" office:value="431.333333333333" calcext:value-type="float">
            <text:p>431</text:p>
          </table:table-cell>
          <table:table-cell table:style-name="ce35" table:formula="of:=AVERAGE([.H3:.H47])" office:value-type="float" office:value="5723.33333333333" calcext:value-type="float">
            <text:p>5,723</text:p>
          </table:table-cell>
          <table:table-cell table:style-name="ce35" table:formula="of:=AVERAGE([.I3:.I47])" office:value-type="float" office:value="558.888888888889" calcext:value-type="float">
            <text:p>559</text:p>
          </table:table-cell>
          <table:table-cell table:style-name="ce35" table:formula="of:=AVERAGE([.J3:.J47])" office:value-type="float" office:value="8228.2" calcext:value-type="float">
            <text:p>8,228</text:p>
          </table:table-cell>
          <table:table-cell table:style-name="ce35" table:formula="of:=AVERAGE([.K3:.K47])" office:value-type="float" office:value="588.444444444444" calcext:value-type="float">
            <text:p>588</text:p>
          </table:table-cell>
          <table:table-cell table:style-name="ce35" table:formula="of:=AVERAGE([.L3:.L47])" office:value-type="float" office:value="8766.73333333333" calcext:value-type="float">
            <text:p>8,767</text:p>
          </table:table-cell>
          <table:table-cell table:style-name="ce35" table:formula="of:=AVERAGE([.M3:.M47])" office:value-type="float" office:value="479.777777777778" calcext:value-type="float">
            <text:p>480</text:p>
          </table:table-cell>
          <table:table-cell table:style-name="ce35" table:formula="of:=AVERAGE([.N3:.N47])" office:value-type="float" office:value="6264.91111111111" calcext:value-type="float">
            <text:p>6,265</text:p>
          </table:table-cell>
          <table:table-cell table:style-name="ce35" table:formula="of:=AVERAGE([.O3:.O47])" office:value-type="float" office:value="452" calcext:value-type="float">
            <text:p>452</text:p>
          </table:table-cell>
          <table:table-cell table:style-name="ce35" table:formula="of:=AVERAGE([.P3:.P47])" office:value-type="float" office:value="5768.97777777778" calcext:value-type="float">
            <text:p>5,769</text:p>
          </table:table-cell>
          <table:table-cell table:style-name="ce35" table:formula="of:=AVERAGE([.Q3:.Q47])" office:value-type="float" office:value="528.666666666667" calcext:value-type="float">
            <text:p>529</text:p>
          </table:table-cell>
          <table:table-cell table:style-name="ce35" table:formula="of:=AVERAGE([.R3:.R47])" office:value-type="float" office:value="8118.37777777778" calcext:value-type="float">
            <text:p>8,118</text:p>
          </table:table-cell>
          <table:table-cell table:style-name="ce35" table:formula="of:=AVERAGE([.S3:.S47])" office:value-type="float" office:value="504.222222222222" calcext:value-type="float">
            <text:p>504</text:p>
          </table:table-cell>
          <table:table-cell table:style-name="ce35" table:formula="of:=AVERAGE([.T3:.T47])" office:value-type="float" office:value="7372.46666666667" calcext:value-type="float">
            <text:p>7,372</text:p>
          </table:table-cell>
          <table:table-cell table:style-name="ce43" table:formula="of:=AVERAGE([.U3:.U47])" office:value-type="float" office:value="494.666666666667" calcext:value-type="float">
            <text:p>495</text:p>
          </table:table-cell>
          <table:table-cell table:style-name="ce43" table:formula="of:=AVERAGE([.V3:.V47])" office:value-type="float" office:value="7184.06666666667" calcext:value-type="float">
            <text:p>7,184</text:p>
          </table:table-cell>
          <table:table-cell table:style-name="ce43" table:formula="of:=AVERAGE([.W3:.W47])" office:value-type="float" office:value="500.888888888889" calcext:value-type="float">
            <text:p>501</text:p>
          </table:table-cell>
          <table:table-cell table:style-name="ce43" table:formula="of:=AVERAGE([.X3:.X47])" office:value-type="float" office:value="6782.66666666667" calcext:value-type="float">
            <text:p>6,783</text:p>
          </table:table-cell>
          <table:table-cell table:style-name="ce43" table:formula="of:=AVERAGE([.Y3:.Y47])" office:value-type="float" office:value="587.555555555556" calcext:value-type="float">
            <text:p>588</text:p>
          </table:table-cell>
          <table:table-cell table:style-name="ce43" table:formula="of:=AVERAGE([.Z3:.Z47])" office:value-type="float" office:value="8377.75555555556" calcext:value-type="float">
            <text:p>8,378</text:p>
          </table:table-cell>
          <table:table-cell table:style-name="ce43" table:formula="of:=AVERAGE([.AA3:.AA47])" office:value-type="float" office:value="599.111111111111" calcext:value-type="float">
            <text:p>599</text:p>
          </table:table-cell>
          <table:table-cell table:style-name="ce43" table:formula="of:=AVERAGE([.AB3:.AB47])" office:value-type="float" office:value="8178.22222222222" calcext:value-type="float">
            <text:p>8,178</text:p>
          </table:table-cell>
          <table:table-cell/>
        </table:table-row>
        <table:table-row table:style-name="ro1">
          <table:table-cell table:style-name="ce31" table:number-columns-repeated="2"/>
          <table:table-cell table:style-name="ce36" table:formula="of:=STDEV([.C3:.C47])" office:value-type="float" office:value="468.67716269121" calcext:value-type="float">
            <text:p>469</text:p>
          </table:table-cell>
          <table:table-cell table:style-name="ce36" table:formula="of:=STDEV([.D3:.D47])" office:value-type="float" office:value="6439.29424288599" calcext:value-type="float">
            <text:p>6,439</text:p>
          </table:table-cell>
          <table:table-cell table:style-name="ce36" table:formula="of:=STDEV([.E3:.E47])" office:value-type="float" office:value="311.098899471736" calcext:value-type="float">
            <text:p>311</text:p>
          </table:table-cell>
          <table:table-cell table:style-name="ce36" table:formula="of:=STDEV([.F3:.F47])" office:value-type="float" office:value="3752.76054042053" calcext:value-type="float">
            <text:p>3,753</text:p>
          </table:table-cell>
          <table:table-cell table:style-name="ce36" table:formula="of:=STDEV([.G3:.G47])" office:value-type="float" office:value="316.641466301901" calcext:value-type="float">
            <text:p>317</text:p>
          </table:table-cell>
          <table:table-cell table:style-name="ce36" table:formula="of:=STDEV([.H3:.H47])" office:value-type="float" office:value="4744.29358186328" calcext:value-type="float">
            <text:p>4,744</text:p>
          </table:table-cell>
          <table:table-cell table:style-name="ce36" table:formula="of:=STDEV([.I3:.I47])" office:value-type="float" office:value="442.827804735051" calcext:value-type="float">
            <text:p>443</text:p>
          </table:table-cell>
          <table:table-cell table:style-name="ce36" table:formula="of:=STDEV([.J3:.J47])" office:value-type="float" office:value="7556.31265174418" calcext:value-type="float">
            <text:p>7,556</text:p>
          </table:table-cell>
          <table:table-cell table:style-name="ce36" table:formula="of:=STDEV([.K3:.K47])" office:value-type="float" office:value="476.578504243604" calcext:value-type="float">
            <text:p>477</text:p>
          </table:table-cell>
          <table:table-cell table:style-name="ce36" table:formula="of:=STDEV([.L3:.L47])" office:value-type="float" office:value="7773.95996376247" calcext:value-type="float">
            <text:p>7,774</text:p>
          </table:table-cell>
          <table:table-cell table:style-name="ce36" table:formula="of:=STDEV([.M3:.M47])" office:value-type="float" office:value="416.525066848481" calcext:value-type="float">
            <text:p>417</text:p>
          </table:table-cell>
          <table:table-cell table:style-name="ce36" table:formula="of:=STDEV([.N3:.N47])" office:value-type="float" office:value="5321.2251358559" calcext:value-type="float">
            <text:p>5,321</text:p>
          </table:table-cell>
          <table:table-cell table:style-name="ce36" table:formula="of:=STDEV([.O3:.O47])" office:value-type="float" office:value="476.910511903058" calcext:value-type="float">
            <text:p>477</text:p>
          </table:table-cell>
          <table:table-cell table:style-name="ce36" table:formula="of:=STDEV([.P3:.P47])" office:value-type="float" office:value="6578.080700633" calcext:value-type="float">
            <text:p>6,578</text:p>
          </table:table-cell>
          <table:table-cell table:style-name="ce36" table:formula="of:=STDEV([.Q3:.Q47])" office:value-type="float" office:value="506.061440754166" calcext:value-type="float">
            <text:p>506</text:p>
          </table:table-cell>
          <table:table-cell table:style-name="ce36" table:formula="of:=STDEV([.R3:.R47])" office:value-type="float" office:value="8191.73368898874" calcext:value-type="float">
            <text:p>8,192</text:p>
          </table:table-cell>
          <table:table-cell table:style-name="ce36" table:formula="of:=STDEV([.S3:.S47])" office:value-type="float" office:value="523.816800421713" calcext:value-type="float">
            <text:p>524</text:p>
          </table:table-cell>
          <table:table-cell table:style-name="ce36" table:formula="of:=STDEV([.T3:.T47])" office:value-type="float" office:value="8544.21010658414" calcext:value-type="float">
            <text:p>8,544</text:p>
          </table:table-cell>
          <table:table-cell table:style-name="ce44" table:formula="of:=STDEV([.U3:.U47])" office:value-type="float" office:value="399.878390604853" calcext:value-type="float">
            <text:p>400</text:p>
          </table:table-cell>
          <table:table-cell table:style-name="ce44" table:formula="of:=STDEV([.V3:.V47])" office:value-type="float" office:value="6631.86214559544" calcext:value-type="float">
            <text:p>6,632</text:p>
          </table:table-cell>
          <table:table-cell table:style-name="ce44" table:formula="of:=STDEV([.W3:.W47])" office:value-type="float" office:value="358.879710299491" calcext:value-type="float">
            <text:p>359</text:p>
          </table:table-cell>
          <table:table-cell table:style-name="ce44" table:formula="of:=STDEV([.X3:.X47])" office:value-type="float" office:value="6218.48061316939" calcext:value-type="float">
            <text:p>6,218</text:p>
          </table:table-cell>
          <table:table-cell table:style-name="ce44" table:formula="of:=STDEV([.Y3:.Y47])" office:value-type="float" office:value="431.846750782747" calcext:value-type="float">
            <text:p>432</text:p>
          </table:table-cell>
          <table:table-cell table:style-name="ce44" table:formula="of:=STDEV([.Z3:.Z47])" office:value-type="float" office:value="6436.8531489864" calcext:value-type="float">
            <text:p>6,437</text:p>
          </table:table-cell>
          <table:table-cell table:style-name="ce44" table:formula="of:=STDEV([.AA3:.AA47])" office:value-type="float" office:value="524.598644083015" calcext:value-type="float">
            <text:p>525</text:p>
          </table:table-cell>
          <table:table-cell table:style-name="ce44" table:formula="of:=STDEV([.AB3:.AB47])" office:value-type="float" office:value="8288.93031778717" calcext:value-type="float">
            <text:p>8,289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9" table:number-columns-repeated="26"/>
          <table:table-cell/>
        </table:table-row>
        <table:table-row table:style-name="ro1" table:number-rows-repeated="2">
          <table:table-cell table:number-columns-repeated="2"/>
          <table:table-cell table:style-name="ce9" table:number-columns-repeated="20"/>
          <table:table-cell table:number-columns-repeated="2"/>
          <table:table-cell table:style-name="ce9" table:number-columns-repeated="4"/>
          <table:table-cell/>
        </table:table-row>
        <table:table-row table:style-name="ro1" table:number-rows-repeated="4">
          <table:table-cell table:number-columns-repeated="2"/>
          <table:table-cell table:style-name="ce9" table:number-columns-repeated="20"/>
          <table:table-cell table:number-columns-repeated="2"/>
          <table:table-cell table:style-name="ce9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 table:number-rows-repeated="8">
          <table:table-cell table:number-columns-repeated="2"/>
          <table:table-cell table:style-name="ce9" table:number-columns-repeated="18"/>
          <table:table-cell table:number-columns-repeated="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410" calcext:value-type="float">
            <text:p>3410</text:p>
          </table:table-cell>
          <table:table-cell office:value-type="float" office:value="70278" calcext:value-type="float">
            <text:p>7027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67274" calcext:value-type="float">
            <text:p>672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43561" calcext:value-type="float">
            <text:p>4356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7381" calcext:value-type="float">
            <text:p>738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010" calcext:value-type="float">
            <text:p>3010</text:p>
          </table:table-cell>
          <table:table-cell office:value-type="float" office:value="61855" calcext:value-type="float">
            <text:p>61855</text:p>
          </table:table-cell>
          <table:table-cell table:number-columns-repeated="25"/>
        </table:table-row>
        <table:table-row table:style-name="ro1">
          <table:table-cell table:style-name="ce32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style-name="ce33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64966" calcext:value-type="float">
            <text:p>6496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43528" calcext:value-type="float">
            <text:p>4352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26578" calcext:value-type="float">
            <text:p>2657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47955" calcext:value-type="float">
            <text:p>479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27925" calcext:value-type="float">
            <text:p>2792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46846" calcext:value-type="float">
            <text:p>468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53341" calcext:value-type="float">
            <text:p>5334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5529" calcext:value-type="float">
            <text:p>1552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43846" calcext:value-type="float">
            <text:p>438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5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600" calcext:value-type="float">
            <text:p>1600</text:p>
          </table:table-cell>
          <table:table-cell office:value-type="float" office:value="33460" calcext:value-type="float">
            <text:p>3346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2640" calcext:value-type="float">
            <text:p>2640</text:p>
          </table:table-cell>
          <table:table-cell office:value-type="float" office:value="55891" calcext:value-type="float">
            <text:p>55891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980" calcext:value-type="float">
            <text:p>1980</text:p>
          </table:table-cell>
          <table:table-cell office:value-type="float" office:value="41479" calcext:value-type="float">
            <text:p>41479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440" calcext:value-type="float">
            <text:p>1440</text:p>
          </table:table-cell>
          <table:table-cell office:value-type="float" office:value="29980" calcext:value-type="float">
            <text:p>2998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3080" calcext:value-type="float">
            <text:p>3080</text:p>
          </table:table-cell>
          <table:table-cell office:value-type="float" office:value="63730" calcext:value-type="float">
            <text:p>6373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3090" calcext:value-type="float">
            <text:p>3090</text:p>
          </table:table-cell>
          <table:table-cell office:value-type="float" office:value="65338" calcext:value-type="float">
            <text:p>65338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float" office:value="1100" calcext:value-type="float">
            <text:p>1100</text:p>
          </table:table-cell>
          <table:table-cell office:value-type="float" office:value="22774" calcext:value-type="float">
            <text:p>22774</text:p>
          </table:table-cell>
          <table:table-cell table:formula="of:=100-(29/(192-143+1))*100" office:value-type="float" office:value="42" calcext:value-type="float">
            <text:p>42</text:p>
          </table:table-cell>
          <table:table-cell table:number-columns-repeated="23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6"/>
          <table:table-cell table:style-name="Default"/>
        </table:table-row>
        <table:table-row table:style-name="ro1">
          <table:table-cell table:style-name="Default" table:number-columns-repeated="2"/>
          <table:table-cell table:formula="of:=AVERAGE([.C119];[.C116];[.C112];[.C110];[.C109];[.C107];[.C106];[.C100];[.C99];[.C96];[.C95];[.C94];[.C93];[.C90];[.C88];[.C86];[.C76:.C80])" office:value-type="float" office:value="2124.7619047619" calcext:value-type="float">
            <text:p>2124.7619047619</text:p>
          </table:table-cell>
          <table:table-cell table:formula="of:=AVERAGE([.D119];[.D116];[.D112];[.D110];[.D109];[.D107];[.D106];[.D100];[.D99];[.D96];[.D95];[.D94];[.D93];[.D90];[.D88];[.D86];[.D76:.D80])" office:value-type="float" office:value="44453.0952380952" calcext:value-type="float">
            <text:p>44453.0952380952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table:number-columns-repeated="2"/>
          <table:table-cell table:formula="of:=STDEV([.C119];[.C116];[.C112];[.C110];[.C109];[.C107];[.C106];[.C100];[.C99];[.C96];[.C95];[.C94];[.C93];[.C90];[.C88];[.C86];[.C76:.C80])" office:value-type="float" office:value="870.779070991139" calcext:value-type="float">
            <text:p>870.7790709911</text:p>
          </table:table-cell>
          <table:table-cell table:formula="of:=STDEV([.D119];[.D116];[.D112];[.D110];[.D109];[.D107];[.D106];[.D100];[.D99];[.D96];[.D95];[.D94];[.D93];[.D90];[.D88];[.D86];[.D76:.D80])" office:value-type="float" office:value="18113.1455520701" calcext:value-type="float">
            <text:p>18113.1455520701</text:p>
          </table:table-cell>
          <table:table-cell table:number-columns-repeated="24"/>
          <table:table-cell table:style-name="Default"/>
        </table:table-row>
      </table:table>
      <table:table table:name="Sheet4" table:style-name="ta1">
        <table:table-column table:style-name="co7" table:number-columns-repeated="2" table:default-cell-style-name="Default"/>
        <table:table-column table:style-name="co10" table:default-cell-style-name="ce47"/>
        <table:table-column table:style-name="co10" table:default-cell-style-name="ce37"/>
        <table:table-column table:style-name="co10" table:default-cell-style-name="ce51"/>
        <table:table-column table:style-name="co10" table:default-cell-style-name="ce26"/>
        <table:table-column table:style-name="co10" table:default-cell-style-name="ce47"/>
        <table:table-column table:style-name="co10" table:default-cell-style-name="ce37"/>
        <table:table-column table:style-name="co10" table:default-cell-style-name="ce50"/>
        <table:table-column table:style-name="co10" table:default-cell-style-name="ce27"/>
        <table:table-column table:style-name="co7" table:number-columns-repeated="3" table:default-cell-style-name="Default"/>
        <table:table-column table:style-name="co7" table:number-columns-repeated="2" table:default-cell-style-name="ce37"/>
        <table:table-column table:style-name="co7" table:number-columns-repeated="2" table:default-cell-style-name="ce26"/>
        <table:table-column table:style-name="co7" table:number-columns-repeated="2" table:default-cell-style-name="ce37"/>
        <table:table-column table:style-name="co7" table:number-columns-repeated="2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ce46" office:value-type="string" calcext:value-type="string" table:number-columns-spanned="4" table:number-rows-spanned="1">
            <text:p>100% communication</text:p>
          </table:table-cell>
          <table:covered-table-cell table:number-columns-repeated="3" table:style-name="Default"/>
          <table:table-cell table:style-name="ce46" office:value-type="string" calcext:value-type="string" table:number-columns-spanned="4" table:number-rows-spanned="1">
            <text:p>50% communication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9488" calcext:value-type="float">
            <text:p>9,488</text:p>
          </table:table-cell>
          <table:table-cell table:style-name="ce50" office:value-type="float" office:value="1.38" calcext:value-type="float">
            <text:p>1.38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0.62" calcext:value-type="float">
            <text:p>0.62</text:p>
          </table:table-cell>
          <table:table-cell office:value-type="float" office:value="8425" calcext:value-type="float">
            <text:p>8,425</text:p>
          </table:table-cell>
          <table:table-cell table:style-name="ce51" office:value-type="float" office:value="0.84" calcext:value-type="float">
            <text:p>0.84</text:p>
          </table:table-cell>
          <table:table-cell table:style-name="ce26" office:value-type="float" office:value="7282" calcext:value-type="float">
            <text:p>7,282</text:p>
          </table:table-cell>
          <table:table-cell/>
          <table:table-cell table:formula="of:=[.I11]/1000" office:value-type="float" office:value="0.00084" calcext:value-type="float">
            <text:p>0.00084</text:p>
          </table:table-cell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48" office:value-type="float" office:value="2.23" calcext:value-type="float">
            <text:p>2.23</text:p>
          </table:table-cell>
          <table:table-cell table:style-name="ce38" office:value-type="float" office:value="37987" calcext:value-type="float">
            <text:p>37,987</text:p>
          </table:table-cell>
          <table:table-cell office:value-type="float" office:value="1.44" calcext:value-type="float">
            <text:p>1.44</text:p>
          </table:table-cell>
          <table:table-cell office:value-type="float" office:value="19576" calcext:value-type="float">
            <text:p>19,576</text:p>
          </table:table-cell>
          <table:table-cell table:style-name="ce48" office:value-type="float" office:value="0.3" calcext:value-type="float">
            <text:p>0.30</text:p>
          </table:table-cell>
          <table:table-cell table:style-name="ce38" office:value-type="float" office:value="4906" calcext:value-type="float">
            <text:p>4,906</text:p>
          </table:table-cell>
          <table:table-cell table:style-name="ce53" office:value-type="float" office:value="0.56" calcext:value-type="float">
            <text:p>0.56</text:p>
          </table:table-cell>
          <table:table-cell table:style-name="ce29" office:value-type="float" office:value="8751" calcext:value-type="float">
            <text:p>8,751</text:p>
          </table:table-cell>
          <table:table-cell/>
          <table:table-cell table:formula="of:=[.I12]/1000" office:value-type="float" office:value="0.00056" calcext:value-type="float">
            <text:p>0.00056</text:p>
          </table:table-cell>
          <table:table-cell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</table:table-row>
        <table:table-row table:style-name="ro2"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30298" calcext:value-type="float">
            <text:p>30,298</text:p>
          </table:table-cell>
          <table:table-cell office:value-type="float" office:value="1.17" calcext:value-type="float">
            <text:p>1.17</text:p>
          </table:table-cell>
          <table:table-cell office:value-type="float" office:value="15875" calcext:value-type="float">
            <text:p>15,875</text:p>
          </table:table-cell>
          <table:table-cell office:value-type="float" office:value="0.39" calcext:value-type="float">
            <text:p>0.39</text:p>
          </table:table-cell>
          <table:table-cell office:value-type="float" office:value="3373" calcext:value-type="float">
            <text:p>3,373</text:p>
          </table:table-cell>
          <table:table-cell table:style-name="ce53" office:value-type="float" office:value="0.91" calcext:value-type="float">
            <text:p>0.91</text:p>
          </table:table-cell>
          <table:table-cell table:style-name="ce29" office:value-type="float" office:value="13717" calcext:value-type="float">
            <text:p>13,717</text:p>
          </table:table-cell>
          <table:table-cell/>
          <table:table-cell table:formula="of:=[.I13]/1000" office:value-type="float" office:value="0.00091" calcext:value-type="float">
            <text:p>0.00091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6185" calcext:value-type="float">
            <text:p>6,185</text:p>
          </table:table-cell>
          <table:table-cell table:style-name="ce50" office:value-type="float" office:value="0.93" calcext:value-type="float">
            <text:p>0.93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52" office:value-type="float" office:value="1.46" calcext:value-type="float">
            <text:p>1.46</text:p>
          </table:table-cell>
          <table:table-cell table:style-name="ce41" office:value-type="float" office:value="15664" calcext:value-type="float">
            <text:p>15,664</text:p>
          </table:table-cell>
          <table:table-cell office:value-type="float" office:value="0.63" calcext:value-type="float">
            <text:p>0.63</text:p>
          </table:table-cell>
          <table:table-cell office:value-type="float" office:value="9715" calcext:value-type="float">
            <text:p>9,715</text:p>
          </table:table-cell>
          <table:table-cell/>
          <table:table-cell table:formula="of:=[.I14]/1000" office:value-type="float" office:value="0.00063" calcext:value-type="float">
            <text:p>0.0006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620" calcext:value-type="float">
            <text:p>620</text:p>
          </table:table-cell>
          <table:table-cell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0</text:p>
          </table:table-cell>
          <table:table-cell office:value-type="float" office:value="10041" calcext:value-type="float">
            <text:p>10,041</text:p>
          </table:table-cell>
          <table:table-cell office:value-type="float" office:value="0.58" calcext:value-type="float">
            <text:p>0.58</text:p>
          </table:table-cell>
          <table:table-cell office:value-type="float" office:value="4798" calcext:value-type="float">
            <text:p>4,798</text:p>
          </table:table-cell>
          <table:table-cell table:style-name="ce52" office:value-type="float" office:value="1.14" calcext:value-type="float">
            <text:p>1.14</text:p>
          </table:table-cell>
          <table:table-cell table:style-name="ce41" office:value-type="float" office:value="19763" calcext:value-type="float">
            <text:p>19,763</text:p>
          </table:table-cell>
          <table:table-cell table:style-name="ce53" office:value-type="float" office:value="2.01" calcext:value-type="float">
            <text:p>2.01</text:p>
          </table:table-cell>
          <table:table-cell table:style-name="ce29" office:value-type="float" office:value="20406" calcext:value-type="float">
            <text:p>20,406</text:p>
          </table:table-cell>
          <table:table-cell/>
          <table:table-cell table:formula="of:=[.I15]/1000" office:value-type="float" office:value="0.00201" calcext:value-type="float">
            <text:p>0.00201</text:p>
          </table:table-cell>
          <table:table-cell/>
          <table:table-cell table:style-name="ce38" office:value-type="float" office:value="2230" calcext:value-type="float">
            <text:p>2,230</text:p>
          </table:table-cell>
          <table:table-cell table:style-name="ce38" office:value-type="float" office:value="37987" calcext:value-type="float">
            <text:p>37,987</text:p>
          </table:table-cell>
          <table:table-cell office:value-type="float" office:value="1440" calcext:value-type="float">
            <text:p>1,440</text:p>
          </table:table-cell>
          <table:table-cell office:value-type="float" office:value="19576" calcext:value-type="float">
            <text:p>19,576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</table:table-row>
        <table:table-row table:style-name="ro1">
          <table:table-cell table:number-columns-repeated="2"/>
          <table:table-cell table:style-name="ce48" office:value-type="float" office:value="1.22" calcext:value-type="float">
            <text:p>1.22</text:p>
          </table:table-cell>
          <table:table-cell table:style-name="ce38" office:value-type="float" office:value="13594" calcext:value-type="float">
            <text:p>13,594</text:p>
          </table:table-cell>
          <table:table-cell office:value-type="float" office:value="0.27" calcext:value-type="float">
            <text:p>0.27</text:p>
          </table:table-cell>
          <table:table-cell office:value-type="float" office:value="2383" calcext:value-type="float">
            <text:p>2,383</text:p>
          </table:table-cell>
          <table:table-cell table:style-name="ce48" office:value-type="float" office:value="2.72" calcext:value-type="float">
            <text:p>2.72</text:p>
          </table:table-cell>
          <table:table-cell table:style-name="ce38" office:value-type="float" office:value="47677" calcext:value-type="float">
            <text:p>47,677</text:p>
          </table:table-cell>
          <table:table-cell office:value-type="float" office:value="0.99" calcext:value-type="float">
            <text:p>0.99</text:p>
          </table:table-cell>
          <table:table-cell office:value-type="float" office:value="15109" calcext:value-type="float">
            <text:p>15,109</text:p>
          </table:table-cell>
          <table:table-cell/>
          <table:table-cell table:formula="of:=[.I16]/1000" office:value-type="float" office:value="0.00099" calcext:value-type="float">
            <text:p>0.00099</text:p>
          </table:table-cell>
          <table:table-cell/>
          <table:table-cell office:value-type="float" office:value="2220" calcext:value-type="float">
            <text:p>2,220</text:p>
          </table:table-cell>
          <table:table-cell office:value-type="float" office:value="30298" calcext:value-type="float">
            <text:p>30,298</text:p>
          </table:table-cell>
          <table:table-cell office:value-type="float" office:value="1170" calcext:value-type="float">
            <text:p>1,170</text:p>
          </table:table-cell>
          <table:table-cell office:value-type="float" office:value="15875" calcext:value-type="float">
            <text:p>15,875</text:p>
          </table:table-cell>
          <table:table-cell office:value-type="float" office:value="390" calcext:value-type="float">
            <text:p>390</text:p>
          </table:table-cell>
          <table:table-cell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0687" calcext:value-type="float">
            <text:p>10,687</text:p>
          </table:table-cell>
          <table:table-cell office:value-type="float" office:value="1.49" calcext:value-type="float">
            <text:p>1.49</text:p>
          </table:table-cell>
          <table:table-cell office:value-type="float" office:value="21823" calcext:value-type="float">
            <text:p>21,823</text:p>
          </table:table-cell>
          <table:table-cell office:value-type="float" office:value="0.94" calcext:value-type="float">
            <text:p>0.94</text:p>
          </table:table-cell>
          <table:table-cell office:value-type="float" office:value="16357" calcext:value-type="float">
            <text:p>16,357</text:p>
          </table:table-cell>
          <table:table-cell table:style-name="ce51" office:value-type="float" office:value="1.14" calcext:value-type="float">
            <text:p>1.14</text:p>
          </table:table-cell>
          <table:table-cell table:style-name="ce26" office:value-type="float" office:value="16909" calcext:value-type="float">
            <text:p>16,909</text:p>
          </table:table-cell>
          <table:table-cell/>
          <table:table-cell table:formula="of:=[.I17]/1000" office:value-type="float" office:value="0.00114" calcext:value-type="float">
            <text:p>0.0011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4692" calcext:value-type="float">
            <text:p>14,692</text:p>
          </table:table-cell>
          <table:table-cell table:style-name="ce50" office:value-type="float" office:value="1.15" calcext:value-type="float">
            <text:p>1.15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0.12" calcext:value-type="float">
            <text:p>0.12</text:p>
          </table:table-cell>
          <table:table-cell office:value-type="float" office:value="1840" calcext:value-type="float">
            <text:p>1,840</text:p>
          </table:table-cell>
          <table:table-cell table:style-name="ce53" office:value-type="float" office:value="1.55" calcext:value-type="float">
            <text:p>1.55</text:p>
          </table:table-cell>
          <table:table-cell table:style-name="ce29" office:value-type="float" office:value="23330" calcext:value-type="float">
            <text:p>23,330</text:p>
          </table:table-cell>
          <table:table-cell/>
          <table:table-cell table:formula="of:=[.I18]/1000" office:value-type="float" office:value="0.00155" calcext:value-type="float">
            <text:p>0.001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41" calcext:value-type="float">
            <text:p>10,041</text:p>
          </table:table-cell>
          <table:table-cell office:value-type="float" office:value="580" calcext:value-type="float">
            <text:p>580</text:p>
          </table:table-cell>
          <table:table-cell office:value-type="float" office:value="4798" calcext:value-type="float">
            <text:p>4,798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4040" calcext:value-type="float">
            <text:p>14,040</text:p>
          </table:table-cell>
          <table:table-cell office:value-type="float" office:value="1.15" calcext:value-type="float">
            <text:p>1.15</text:p>
          </table:table-cell>
          <table:table-cell office:value-type="float" office:value="16612" calcext:value-type="float">
            <text:p>16,612</text:p>
          </table:table-cell>
          <table:table-cell office:value-type="float" office:value="0.79" calcext:value-type="float">
            <text:p>0.79</text:p>
          </table:table-cell>
          <table:table-cell office:value-type="float" office:value="8809" calcext:value-type="float">
            <text:p>8,809</text:p>
          </table:table-cell>
          <table:table-cell office:value-type="float" office:value="0.74" calcext:value-type="float">
            <text:p>0.74</text:p>
          </table:table-cell>
          <table:table-cell office:value-type="float" office:value="12358" calcext:value-type="float">
            <text:p>12,358</text:p>
          </table:table-cell>
          <table:table-cell/>
          <table:table-cell table:formula="of:=[.I19]/1000" office:value-type="float" office:value="0.00074" calcext:value-type="float">
            <text:p>0.00074</text:p>
          </table:table-cell>
          <table:table-cell/>
          <table:table-cell table:style-name="ce38" office:value-type="float" office:value="1220" calcext:value-type="float">
            <text:p>1,220</text:p>
          </table:table-cell>
          <table:table-cell table:style-name="ce38" office:value-type="float" office:value="13594" calcext:value-type="float">
            <text:p>13,594</text:p>
          </table:table-cell>
          <table:table-cell office:value-type="float" office:value="270" calcext:value-type="float">
            <text:p>270</text:p>
          </table:table-cell>
          <table:table-cell office:value-type="float" office:value="2383" calcext:value-type="float">
            <text:p>2,383</text:p>
          </table:table-cell>
          <table:table-cell table:style-name="ce38" office:value-type="float" office:value="2720" calcext:value-type="float">
            <text:p>2,720</text:p>
          </table:table-cell>
          <table:table-cell table:style-name="ce38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30868" calcext:value-type="float">
            <text:p>30,868</text:p>
          </table:table-cell>
          <table:table-cell office:value-type="float" office:value="2.12" calcext:value-type="float">
            <text:p>2.12</text:p>
          </table:table-cell>
          <table:table-cell office:value-type="float" office:value="23986" calcext:value-type="float">
            <text:p>23,986</text:p>
          </table:table-cell>
          <table:table-cell office:value-type="float" office:value="0.95" calcext:value-type="float">
            <text:p>0.95</text:p>
          </table:table-cell>
          <table:table-cell office:value-type="float" office:value="11939" calcext:value-type="float">
            <text:p>11,939</text:p>
          </table:table-cell>
          <table:table-cell table:style-name="ce51" office:value-type="float" office:value="0.75" calcext:value-type="float">
            <text:p>0.75</text:p>
          </table:table-cell>
          <table:table-cell table:style-name="ce26" office:value-type="float" office:value="6301" calcext:value-type="float">
            <text:p>6,301</text:p>
          </table:table-cell>
          <table:table-cell/>
          <table:table-cell table:formula="of:=[.I20]/1000" office:value-type="float" office:value="0.00075" calcext:value-type="float">
            <text:p>0.00075</text:p>
          </table:table-cell>
          <table:table-cell/>
          <table:table-cell office:value-type="float" office:value="1240" calcext:value-type="float">
            <text:p>1,240</text:p>
          </table:table-cell>
          <table:table-cell office:value-type="float" office:value="10687" calcext:value-type="float">
            <text:p>10,687</text:p>
          </table:table-cell>
          <table:table-cell office:value-type="float" office:value="1490" calcext:value-type="float">
            <text:p>1,490</text:p>
          </table:table-cell>
          <table:table-cell office:value-type="float" office:value="21823" calcext:value-type="float">
            <text:p>21,823</text:p>
          </table:table-cell>
          <table:table-cell office:value-type="float" office:value="940" calcext:value-type="float">
            <text:p>940</text:p>
          </table:table-cell>
          <table:table-cell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</table:table-row>
        <table:table-row table:style-name="ro1">
          <table:table-cell table:number-columns-repeated="2"/>
          <table:table-cell table:style-name="ce48" office:value-type="float" office:value="1.89" calcext:value-type="float">
            <text:p>1.89</text:p>
          </table:table-cell>
          <table:table-cell table:style-name="ce38" office:value-type="float" office:value="30703" calcext:value-type="float">
            <text:p>30,703</text:p>
          </table:table-cell>
          <table:table-cell office:value-type="float" office:value="1.5" calcext:value-type="float">
            <text:p>1.50</text:p>
          </table:table-cell>
          <table:table-cell office:value-type="float" office:value="20314" calcext:value-type="float">
            <text:p>20,314</text:p>
          </table:table-cell>
          <table:table-cell office:value-type="float" office:value="1.06" calcext:value-type="float">
            <text:p>1.06</text:p>
          </table:table-cell>
          <table:table-cell office:value-type="float" office:value="9772" calcext:value-type="float">
            <text:p>9,772</text:p>
          </table:table-cell>
          <table:table-cell office:value-type="float" office:value="0.77" calcext:value-type="float">
            <text:p>0.77</text:p>
          </table:table-cell>
          <table:table-cell office:value-type="float" office:value="13222" calcext:value-type="float">
            <text:p>13,222</text:p>
          </table:table-cell>
          <table:table-cell/>
          <table:table-cell table:formula="of:=[.I21]/1000" office:value-type="float" office:value="0.00077" calcext:value-type="float">
            <text:p>0.00077</text:p>
          </table:table-cell>
          <table:table-cell/>
          <table:table-cell office:value-type="float" office:value="1190" calcext:value-type="float">
            <text:p>1,190</text:p>
          </table:table-cell>
          <table:table-cell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120" calcext:value-type="float">
            <text:p>120</text:p>
          </table:table-cell>
          <table:table-cell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0</text:p>
          </table:table-cell>
          <table:table-cell office:value-type="float" office:value="16025" calcext:value-type="float">
            <text:p>16,025</text:p>
          </table:table-cell>
          <table:table-cell table:style-name="ce50" office:value-type="float" office:value="1.52" calcext:value-type="float">
            <text:p>1.52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52" office:value-type="float" office:value="1.95" calcext:value-type="float">
            <text:p>1.95</text:p>
          </table:table-cell>
          <table:table-cell table:style-name="ce41" office:value-type="float" office:value="19760" calcext:value-type="float">
            <text:p>19,760</text:p>
          </table:table-cell>
          <table:table-cell office:value-type="float" office:value="1.73" calcext:value-type="float">
            <text:p>1.73</text:p>
          </table:table-cell>
          <table:table-cell office:value-type="float" office:value="17534" calcext:value-type="float">
            <text:p>17,534</text:p>
          </table:table-cell>
          <table:table-cell/>
          <table:table-cell table:formula="of:=[.I22]/1000" office:value-type="float" office:value="0.00173" calcext:value-type="float">
            <text:p>0.00173</text:p>
          </table:table-cell>
          <table:table-cell/>
          <table:table-cell office:value-type="float" office:value="1530" calcext:value-type="float">
            <text:p>1,530</text:p>
          </table:table-cell>
          <table:table-cell office:value-type="float" office:value="14040" calcext:value-type="float">
            <text:p>14,040</text:p>
          </table:table-cell>
          <table:table-cell office:value-type="float" office:value="1150" calcext:value-type="float">
            <text:p>1,150</text:p>
          </table:table-cell>
          <table:table-cell office:value-type="float" office:value="16612" calcext:value-type="float">
            <text:p>16,612</text:p>
          </table:table-cell>
          <table:table-cell office:value-type="float" office:value="790" calcext:value-type="float">
            <text:p>790</text:p>
          </table:table-cell>
          <table:table-cell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</table:table-row>
        <table:table-row table:style-name="ro1">
          <table:table-cell table:number-columns-repeated="2"/>
          <table:table-cell office:value-type="float" office:value="2.93" calcext:value-type="float">
            <text:p>2.93</text:p>
          </table:table-cell>
          <table:table-cell office:value-type="float" office:value="24325" calcext:value-type="float">
            <text:p>24,325</text:p>
          </table:table-cell>
          <table:table-cell table:style-name="ce50" office:value-type="float" office:value="1.41" calcext:value-type="float">
            <text:p>1.41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48" office:value-type="float" office:value="1.95" calcext:value-type="float">
            <text:p>1.95</text:p>
          </table:table-cell>
          <table:table-cell table:style-name="ce38" office:value-type="float" office:value="19760" calcext:value-type="float">
            <text:p>19,760</text:p>
          </table:table-cell>
          <table:table-cell table:style-name="ce51" office:value-type="float" office:value="0.25" calcext:value-type="float">
            <text:p>0.25</text:p>
          </table:table-cell>
          <table:table-cell table:style-name="ce26" office:value-type="float" office:value="3507" calcext:value-type="float">
            <text:p>3,507</text:p>
          </table:table-cell>
          <table:table-cell/>
          <table:table-cell table:formula="of:=[.I23]/1000" office:value-type="float" office:value="0.00025" calcext:value-type="float">
            <text:p>0.00025</text:p>
          </table:table-cell>
          <table:table-cell/>
          <table:table-cell office:value-type="float" office:value="2120" calcext:value-type="float">
            <text:p>2,120</text:p>
          </table:table-cell>
          <table:table-cell office:value-type="float" office:value="30868" calcext:value-type="float">
            <text:p>30,868</text:p>
          </table:table-cell>
          <table:table-cell office:value-type="float" office:value="2120" calcext:value-type="float">
            <text:p>2,120</text:p>
          </table:table-cell>
          <table:table-cell office:value-type="float" office:value="23986" calcext:value-type="float">
            <text:p>23,986</text:p>
          </table:table-cell>
          <table:table-cell office:value-type="float" office:value="950" calcext:value-type="float">
            <text:p>950</text:p>
          </table:table-cell>
          <table:table-cell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43" calcext:value-type="float">
            <text:p>243</text:p>
          </table:table-cell>
          <table:table-cell office:value-type="float" office:value="1.42" calcext:value-type="float">
            <text:p>1.42</text:p>
          </table:table-cell>
          <table:table-cell office:value-type="float" office:value="11731" calcext:value-type="float">
            <text:p>11,731</text:p>
          </table:table-cell>
          <table:table-cell office:value-type="float" office:value="1.94" calcext:value-type="float">
            <text:p>1.94</text:p>
          </table:table-cell>
          <table:table-cell office:value-type="float" office:value="17129" calcext:value-type="float">
            <text:p>17,129</text:p>
          </table:table-cell>
          <table:table-cell table:style-name="ce53" office:value-type="float" office:value="1.18" calcext:value-type="float">
            <text:p>1.18</text:p>
          </table:table-cell>
          <table:table-cell table:style-name="ce29" office:value-type="float" office:value="18115" calcext:value-type="float">
            <text:p>18,115</text:p>
          </table:table-cell>
          <table:table-cell/>
          <table:table-cell table:formula="of:=[.I24]/1000" office:value-type="float" office:value="0.00118" calcext:value-type="float">
            <text:p>0.00118</text:p>
          </table:table-cell>
          <table:table-cell/>
          <table:table-cell table:style-name="ce38" office:value-type="float" office:value="1890" calcext:value-type="float">
            <text:p>1,890</text:p>
          </table:table-cell>
          <table:table-cell table:style-name="ce38" office:value-type="float" office:value="30703" calcext:value-type="float">
            <text:p>30,703</text:p>
          </table:table-cell>
          <table:table-cell office:value-type="float" office:value="1500" calcext:value-type="float">
            <text:p>1,500</text:p>
          </table:table-cell>
          <table:table-cell office:value-type="float" office:value="20314" calcext:value-type="float">
            <text:p>20,314</text:p>
          </table:table-cell>
          <table:table-cell office:value-type="float" office:value="1060" calcext:value-type="float">
            <text:p>1,060</text:p>
          </table:table-cell>
          <table:table-cell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473" calcext:value-type="float">
            <text:p>473</text:p>
          </table:table-cell>
          <table:table-cell office:value-type="float" office:value="1.26" calcext:value-type="float">
            <text:p>1.26</text:p>
          </table:table-cell>
          <table:table-cell office:value-type="float" office:value="10669" calcext:value-type="float">
            <text:p>10,669</text:p>
          </table:table-cell>
          <table:table-cell table:style-name="ce52" office:value-type="float" office:value="0.82" calcext:value-type="float">
            <text:p>0.82</text:p>
          </table:table-cell>
          <table:table-cell table:style-name="ce41" office:value-type="float" office:value="8536" calcext:value-type="float">
            <text:p>8,536</text:p>
          </table:table-cell>
          <table:table-cell office:value-type="float" office:value="0.5" calcext:value-type="float">
            <text:p>0.50</text:p>
          </table:table-cell>
          <table:table-cell office:value-type="float" office:value="6760" calcext:value-type="float">
            <text:p>6,760</text:p>
          </table:table-cell>
          <table:table-cell/>
          <table:table-cell table:formula="of:=[.I25]/1000" office:value-type="float" office:value="0.0005" calcext:value-type="float">
            <text:p>0.0005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</table:table-row>
        <table:table-row table:style-name="ro1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9092" calcext:value-type="float">
            <text:p>19,092</text:p>
          </table:table-cell>
          <table:table-cell office:value-type="float" office:value="0.41" calcext:value-type="float">
            <text:p>0.41</text:p>
          </table:table-cell>
          <table:table-cell office:value-type="float" office:value="6043" calcext:value-type="float">
            <text:p>6,043</text:p>
          </table:table-cell>
          <table:table-cell office:value-type="float" office:value="0.23" calcext:value-type="float">
            <text:p>0.23</text:p>
          </table:table-cell>
          <table:table-cell office:value-type="float" office:value="2740" calcext:value-type="float">
            <text:p>2,740</text:p>
          </table:table-cell>
          <table:table-cell office:value-type="float" office:value="1.82" calcext:value-type="float">
            <text:p>1.82</text:p>
          </table:table-cell>
          <table:table-cell office:value-type="float" office:value="29440" calcext:value-type="float">
            <text:p>29,440</text:p>
          </table:table-cell>
          <table:table-cell/>
          <table:table-cell table:formula="of:=[.I26]/1000" office:value-type="float" office:value="0.00182" calcext:value-type="float">
            <text:p>0.00182</text:p>
          </table:table-cell>
          <table:table-cell/>
          <table:table-cell office:value-type="float" office:value="2930" calcext:value-type="float">
            <text:p>2,930</text:p>
          </table:table-cell>
          <table:table-cell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38" office:value-type="float" office:value="1950" calcext:value-type="float">
            <text:p>1,950</text:p>
          </table:table-cell>
          <table:table-cell table:style-name="ce38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87" calcext:value-type="float">
            <text:p>287</text:p>
          </table:table-cell>
          <table:table-cell table:style-name="ce50" office:value-type="float" office:value="1.35" calcext:value-type="float">
            <text:p>1.35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0.78" calcext:value-type="float">
            <text:p>0.78</text:p>
          </table:table-cell>
          <table:table-cell office:value-type="float" office:value="10147" calcext:value-type="float">
            <text:p>10,147</text:p>
          </table:table-cell>
          <table:table-cell table:style-name="ce51" office:value-type="float" office:value="1.86" calcext:value-type="float">
            <text:p>1.86</text:p>
          </table:table-cell>
          <table:table-cell table:style-name="ce26" office:value-type="float" office:value="24484" calcext:value-type="float">
            <text:p>24,484</text:p>
          </table:table-cell>
          <table:table-cell/>
          <table:table-cell table:formula="of:=[.I27]/1000" office:value-type="float" office:value="0.00186" calcext:value-type="float">
            <text:p>0.001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420" calcext:value-type="float">
            <text:p>1,420</text:p>
          </table:table-cell>
          <table:table-cell office:value-type="float" office:value="11731" calcext:value-type="float">
            <text:p>11,731</text:p>
          </table:table-cell>
          <table:table-cell office:value-type="float" office:value="1940" calcext:value-type="float">
            <text:p>1,940</text:p>
          </table:table-cell>
          <table:table-cell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1419" calcext:value-type="float">
            <text:p>1,419</text:p>
          </table:table-cell>
          <table:table-cell office:value-type="float" office:value="1.34" calcext:value-type="float">
            <text:p>1.34</text:p>
          </table:table-cell>
          <table:table-cell office:value-type="float" office:value="11300" calcext:value-type="float">
            <text:p>11,300</text:p>
          </table:table-cell>
          <table:table-cell office:value-type="float" office:value="1.16" calcext:value-type="float">
            <text:p>1.16</text:p>
          </table:table-cell>
          <table:table-cell office:value-type="float" office:value="11502" calcext:value-type="float">
            <text:p>11,502</text:p>
          </table:table-cell>
          <table:table-cell table:style-name="ce53" office:value-type="float" office:value="3.78" calcext:value-type="float">
            <text:p>3.78</text:p>
          </table:table-cell>
          <table:table-cell table:style-name="ce29" office:value-type="float" office:value="64372" calcext:value-type="float">
            <text:p>64,372</text:p>
          </table:table-cell>
          <table:table-cell/>
          <table:table-cell table:formula="of:=[.I28]/1000" office:value-type="float" office:value="0.00378" calcext:value-type="float">
            <text:p>0.003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office:value-type="float" office:value="1260" calcext:value-type="float">
            <text:p>1,260</text:p>
          </table:table-cell>
          <table:table-cell office:value-type="float" office:value="10669" calcext:value-type="float">
            <text:p>10,669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917" calcext:value-type="float">
            <text:p>1,917</text:p>
          </table:table-cell>
          <table:table-cell table:style-name="ce50" office:value-type="float" office:value="1.96" calcext:value-type="float">
            <text:p>1.96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.33" calcext:value-type="float">
            <text:p>1.33</text:p>
          </table:table-cell>
          <table:table-cell office:value-type="float" office:value="23299" calcext:value-type="float">
            <text:p>23,299</text:p>
          </table:table-cell>
          <table:table-cell office:value-type="float" office:value="1.19" calcext:value-type="float">
            <text:p>1.19</text:p>
          </table:table-cell>
          <table:table-cell office:value-type="float" office:value="12109" calcext:value-type="float">
            <text:p>12,109</text:p>
          </table:table-cell>
          <table:table-cell/>
          <table:table-cell table:formula="of:=[.I29]/1000" office:value-type="float" office:value="0.00119" calcext:value-type="float">
            <text:p>0.00119</text:p>
          </table:table-cell>
          <table:table-cell/>
          <table:table-cell office:value-type="float" office:value="1330" calcext:value-type="float">
            <text:p>1,330</text:p>
          </table:table-cell>
          <table:table-cell office:value-type="float" office:value="19092" calcext:value-type="float">
            <text:p>19,092</text:p>
          </table:table-cell>
          <table:table-cell office:value-type="float" office:value="410" calcext:value-type="float">
            <text:p>410</text:p>
          </table:table-cell>
          <table:table-cell office:value-type="float" office:value="6043" calcext:value-type="float">
            <text:p>6,043</text:p>
          </table:table-cell>
          <table:table-cell office:value-type="float" office:value="230" calcext:value-type="float">
            <text:p>230</text:p>
          </table:table-cell>
          <table:table-cell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</table:table-row>
        <table:table-row table:style-name="ro1">
          <table:table-cell table:number-columns-repeated="2"/>
          <table:table-cell table:style-name="ce48" office:value-type="float" office:value="0.05" calcext:value-type="float">
            <text:p>0.05</text:p>
          </table:table-cell>
          <table:table-cell table:style-name="ce38" office:value-type="float" office:value="1023" calcext:value-type="float">
            <text:p>1,023</text:p>
          </table:table-cell>
          <table:table-cell office:value-type="float" office:value="1.99" calcext:value-type="float">
            <text:p>1.99</text:p>
          </table:table-cell>
          <table:table-cell office:value-type="float" office:value="15861" calcext:value-type="float">
            <text:p>15,861</text:p>
          </table:table-cell>
          <table:table-cell office:value-type="float" office:value="1.91" calcext:value-type="float">
            <text:p>1.91</text:p>
          </table:table-cell>
          <table:table-cell office:value-type="float" office:value="17479" calcext:value-type="float">
            <text:p>17,479</text:p>
          </table:table-cell>
          <table:table-cell table:style-name="ce53" office:value-type="float" office:value="0.76" calcext:value-type="float">
            <text:p>0.76</text:p>
          </table:table-cell>
          <table:table-cell table:style-name="ce29" office:value-type="float" office:value="12860" calcext:value-type="float">
            <text:p>12,860</text:p>
          </table:table-cell>
          <table:table-cell/>
          <table:table-cell table:formula="of:=[.I30]/1000" office:value-type="float" office:value="0.00076" calcext:value-type="float">
            <text:p>0.00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780" calcext:value-type="float">
            <text:p>780</text:p>
          </table:table-cell>
          <table:table-cell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2944" calcext:value-type="float">
            <text:p>2,944</text:p>
          </table:table-cell>
          <table:table-cell table:style-name="ce50" office:value-type="float" office:value="0.78" calcext:value-type="float">
            <text:p>0.78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52" office:value-type="float" office:value="0.53" calcext:value-type="float">
            <text:p>0.53</text:p>
          </table:table-cell>
          <table:table-cell table:style-name="ce41" office:value-type="float" office:value="8542" calcext:value-type="float">
            <text:p>8,542</text:p>
          </table:table-cell>
          <table:table-cell table:style-name="ce53" office:value-type="float" office:value="0.97" calcext:value-type="float">
            <text:p>0.97</text:p>
          </table:table-cell>
          <table:table-cell table:style-name="ce29" office:value-type="float" office:value="16447" calcext:value-type="float">
            <text:p>16,447</text:p>
          </table:table-cell>
          <table:table-cell/>
          <table:table-cell table:formula="of:=[.I31]/1000" office:value-type="float" office:value="0.00097" calcext:value-type="float">
            <text:p>0.000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19" calcext:value-type="float">
            <text:p>1,419</text:p>
          </table:table-cell>
          <table:table-cell office:value-type="float" office:value="1340" calcext:value-type="float">
            <text:p>1,340</text:p>
          </table:table-cell>
          <table:table-cell office:value-type="float" office:value="11300" calcext:value-type="float">
            <text:p>11,300</text:p>
          </table:table-cell>
          <table:table-cell office:value-type="float" office:value="1160" calcext:value-type="float">
            <text:p>1,160</text:p>
          </table:table-cell>
          <table:table-cell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983" calcext:value-type="float">
            <text:p>2,983</text:p>
          </table:table-cell>
          <table:table-cell office:value-type="float" office:value="0.99" calcext:value-type="float">
            <text:p>0.99</text:p>
          </table:table-cell>
          <table:table-cell office:value-type="float" office:value="8155" calcext:value-type="float">
            <text:p>8,155</text:p>
          </table:table-cell>
          <table:table-cell table:style-name="ce52" office:value-type="float" office:value="1.52" calcext:value-type="float">
            <text:p>1.52</text:p>
          </table:table-cell>
          <table:table-cell table:style-name="ce41" office:value-type="float" office:value="25663" calcext:value-type="float">
            <text:p>25,663</text:p>
          </table:table-cell>
          <table:table-cell table:style-name="ce51" office:value-type="float" office:value="0.48" calcext:value-type="float">
            <text:p>0.48</text:p>
          </table:table-cell>
          <table:table-cell table:style-name="ce26" office:value-type="float" office:value="6523" calcext:value-type="float">
            <text:p>6,523</text:p>
          </table:table-cell>
          <table:table-cell/>
          <table:table-cell table:formula="of:=[.I32]/1000" office:value-type="float" office:value="0.00048" calcext:value-type="float">
            <text:p>0.000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330" calcext:value-type="float">
            <text:p>1,330</text:p>
          </table:table-cell>
          <table:table-cell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0.49" calcext:value-type="float">
            <text:p>0.49</text:p>
          </table:table-cell>
          <table:table-cell office:value-type="float" office:value="6106" calcext:value-type="float">
            <text:p>6,106</text:p>
          </table:table-cell>
          <table:table-cell table:style-name="ce52" office:value-type="float" office:value="1.02" calcext:value-type="float">
            <text:p>1.02</text:p>
          </table:table-cell>
          <table:table-cell table:style-name="ce41" office:value-type="float" office:value="14763" calcext:value-type="float">
            <text:p>14,763</text:p>
          </table:table-cell>
          <table:table-cell table:style-name="ce51" office:value-type="float" office:value="1.07" calcext:value-type="float">
            <text:p>1.07</text:p>
          </table:table-cell>
          <table:table-cell table:style-name="ce26" office:value-type="float" office:value="10072" calcext:value-type="float">
            <text:p>10,072</text:p>
          </table:table-cell>
          <table:table-cell/>
          <table:table-cell table:formula="of:=[.I33]/1000" office:value-type="float" office:value="0.00107" calcext:value-type="float">
            <text:p>0.00107</text:p>
          </table:table-cell>
          <table:table-cell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023" calcext:value-type="float">
            <text:p>1,023</text:p>
          </table:table-cell>
          <table:table-cell office:value-type="float" office:value="1990" calcext:value-type="float">
            <text:p>1,990</text:p>
          </table:table-cell>
          <table:table-cell office:value-type="float" office:value="15861" calcext:value-type="float">
            <text:p>15,861</text:p>
          </table:table-cell>
          <table:table-cell office:value-type="float" office:value="1910" calcext:value-type="float">
            <text:p>1,910</text:p>
          </table:table-cell>
          <table:table-cell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4988" calcext:value-type="float">
            <text:p>14,988</text:p>
          </table:table-cell>
          <table:table-cell office:value-type="float" office:value="0.81" calcext:value-type="float">
            <text:p>0.81</text:p>
          </table:table-cell>
          <table:table-cell office:value-type="float" office:value="10543" calcext:value-type="float">
            <text:p>10,543</text:p>
          </table:table-cell>
          <table:table-cell office:value-type="float" office:value="2.78" calcext:value-type="float">
            <text:p>2.78</text:p>
          </table:table-cell>
          <table:table-cell office:value-type="float" office:value="48004" calcext:value-type="float">
            <text:p>48,004</text:p>
          </table:table-cell>
          <table:table-cell office:value-type="float" office:value="0.67" calcext:value-type="float">
            <text:p>0.67</text:p>
          </table:table-cell>
          <table:table-cell office:value-type="float" office:value="11581" calcext:value-type="float">
            <text:p>11,581</text:p>
          </table:table-cell>
          <table:table-cell/>
          <table:table-cell table:formula="of:=[.I34]/1000" office:value-type="float" office:value="0.00067" calcext:value-type="float">
            <text:p>0.000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7612" calcext:value-type="float">
            <text:p>7,612</text:p>
          </table:table-cell>
          <table:table-cell table:style-name="ce50" office:value-type="float" office:value="0.86" calcext:value-type="float">
            <text:p>0.86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0.9" calcext:value-type="float">
            <text:p>0.90</text:p>
          </table:table-cell>
          <table:table-cell office:value-type="float" office:value="13741" calcext:value-type="float">
            <text:p>13,741</text:p>
          </table:table-cell>
          <table:table-cell table:style-name="ce51" office:value-type="float" office:value="0.67" calcext:value-type="float">
            <text:p>0.67</text:p>
          </table:table-cell>
          <table:table-cell table:style-name="ce26" office:value-type="float" office:value="7753" calcext:value-type="float">
            <text:p>7,753</text:p>
          </table:table-cell>
          <table:table-cell/>
          <table:table-cell table:formula="of:=[.I35]/1000" office:value-type="float" office:value="0.00067" calcext:value-type="float">
            <text:p>0.0006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83" calcext:value-type="float">
            <text:p>2,983</text:p>
          </table:table-cell>
          <table:table-cell office:value-type="float" office:value="990" calcext:value-type="float">
            <text:p>990</text:p>
          </table:table-cell>
          <table:table-cell office:value-type="float" office:value="8155" calcext:value-type="float">
            <text:p>8,155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2364" calcext:value-type="float">
            <text:p>2,364</text:p>
          </table:table-cell>
          <table:table-cell office:value-type="float" office:value="0.04" calcext:value-type="float">
            <text:p>0.04</text:p>
          </table:table-cell>
          <table:table-cell office:value-type="float" office:value="361" calcext:value-type="float">
            <text:p>361</text:p>
          </table:table-cell>
          <table:table-cell office:value-type="float" office:value="0.88" calcext:value-type="float">
            <text:p>0.88</text:p>
          </table:table-cell>
          <table:table-cell office:value-type="float" office:value="13429" calcext:value-type="float">
            <text:p>13,429</text:p>
          </table:table-cell>
          <table:table-cell table:style-name="ce51" office:value-type="float" office:value="1.49" calcext:value-type="float">
            <text:p>1.49</text:p>
          </table:table-cell>
          <table:table-cell table:style-name="ce26" office:value-type="float" office:value="20785" calcext:value-type="float">
            <text:p>20,785</text:p>
          </table:table-cell>
          <table:table-cell/>
          <table:table-cell table:formula="of:=[.I36]/1000" office:value-type="float" office:value="0.00149" calcext:value-type="float">
            <text:p>0.001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7" calcext:value-type="float">
            <text:p>537</text:p>
          </table:table-cell>
          <table:table-cell office:value-type="float" office:value="490" calcext:value-type="float">
            <text:p>490</text:p>
          </table:table-cell>
          <table:table-cell office:value-type="float" office:value="6106" calcext:value-type="float">
            <text:p>6,106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314" calcext:value-type="float">
            <text:p>1,314</text:p>
          </table:table-cell>
          <table:table-cell office:value-type="float" office:value="0.07" calcext:value-type="float">
            <text:p>0.07</text:p>
          </table:table-cell>
          <table:table-cell office:value-type="float" office:value="955" calcext:value-type="float">
            <text:p>955</text:p>
          </table:table-cell>
          <table:table-cell table:style-name="ce52" office:value-type="float" office:value="1.18" calcext:value-type="float">
            <text:p>1.18</text:p>
          </table:table-cell>
          <table:table-cell table:style-name="ce41" office:value-type="float" office:value="20262" calcext:value-type="float">
            <text:p>20,262</text:p>
          </table:table-cell>
          <table:table-cell table:style-name="ce51" office:value-type="float" office:value="1" calcext:value-type="float">
            <text:p>1.00</text:p>
          </table:table-cell>
          <table:table-cell table:style-name="ce26" office:value-type="float" office:value="14650" calcext:value-type="float">
            <text:p>14,650</text:p>
          </table:table-cell>
          <table:table-cell/>
          <table:table-cell table:formula="of:=[.I37]/1000" office:value-type="float" office:value="0.001" calcext:value-type="float">
            <text:p>0.001</text:p>
          </table:table-cell>
          <table:table-cell/>
          <table:table-cell office:value-type="float" office:value="1030" calcext:value-type="float">
            <text:p>1,030</text:p>
          </table:table-cell>
          <table:table-cell office:value-type="float" office:value="14988" calcext:value-type="float">
            <text:p>14,988</text:p>
          </table:table-cell>
          <table:table-cell office:value-type="float" office:value="810" calcext:value-type="float">
            <text:p>810</text:p>
          </table:table-cell>
          <table:table-cell office:value-type="float" office:value="10543" calcext:value-type="float">
            <text:p>10,543</text:p>
          </table:table-cell>
          <table:table-cell office:value-type="float" office:value="2780" calcext:value-type="float">
            <text:p>2,780</text:p>
          </table:table-cell>
          <table:table-cell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413" calcext:value-type="float">
            <text:p>413</text:p>
          </table:table-cell>
          <table:table-cell office:value-type="float" office:value="0.08" calcext:value-type="float">
            <text:p>0.08</text:p>
          </table:table-cell>
          <table:table-cell office:value-type="float" office:value="1213" calcext:value-type="float">
            <text:p>1,213</text:p>
          </table:table-cell>
          <table:table-cell table:style-name="ce52" office:value-type="float" office:value="1.96" calcext:value-type="float">
            <text:p>1.96</text:p>
          </table:table-cell>
          <table:table-cell table:style-name="ce41" office:value-type="float" office:value="35281" calcext:value-type="float">
            <text:p>35,281</text:p>
          </table:table-cell>
          <table:table-cell table:style-name="ce53" office:value-type="float" office:value="0.85" calcext:value-type="float">
            <text:p>0.85</text:p>
          </table:table-cell>
          <table:table-cell table:style-name="ce29" office:value-type="float" office:value="15379" calcext:value-type="float">
            <text:p>15,379</text:p>
          </table:table-cell>
          <table:table-cell/>
          <table:table-cell table:formula="of:=[.I38]/1000" office:value-type="float" office:value="0.00085" calcext:value-type="float">
            <text:p>0.0008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900" calcext:value-type="float">
            <text:p>900</text:p>
          </table:table-cell>
          <table:table-cell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2640" calcext:value-type="float">
            <text:p>2,640</text:p>
          </table:table-cell>
          <table:table-cell office:value-type="float" office:value="1" calcext:value-type="float">
            <text:p>1.00</text:p>
          </table:table-cell>
          <table:table-cell office:value-type="float" office:value="8239" calcext:value-type="float">
            <text:p>8,239</text:p>
          </table:table-cell>
          <table:table-cell office:value-type="float" office:value="0.18" calcext:value-type="float">
            <text:p>0.18</text:p>
          </table:table-cell>
          <table:table-cell office:value-type="float" office:value="1696" calcext:value-type="float">
            <text:p>1,696</text:p>
          </table:table-cell>
          <table:table-cell office:value-type="float" office:value="0.52" calcext:value-type="float">
            <text:p>0.52</text:p>
          </table:table-cell>
          <table:table-cell office:value-type="float" office:value="5365" calcext:value-type="float">
            <text:p>5,365</text:p>
          </table:table-cell>
          <table:table-cell/>
          <table:table-cell table:formula="of:=[.I39]/1000" office:value-type="float" office:value="0.00052" calcext:value-type="float">
            <text:p>0.000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64" calcext:value-type="float">
            <text:p>2,364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880" calcext:value-type="float">
            <text:p>880</text:p>
          </table:table-cell>
          <table:table-cell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</table:table-row>
        <table:table-row table:style-name="ro1">
          <table:table-cell table:number-columns-repeated="2"/>
          <table:table-cell table:style-name="ce48" office:value-type="float" office:value="1.34" calcext:value-type="float">
            <text:p>1.34</text:p>
          </table:table-cell>
          <table:table-cell table:style-name="ce38" office:value-type="float" office:value="20664" calcext:value-type="float">
            <text:p>20,664</text:p>
          </table:table-cell>
          <table:table-cell office:value-type="float" office:value="0.32" calcext:value-type="float">
            <text:p>0.32</text:p>
          </table:table-cell>
          <table:table-cell office:value-type="float" office:value="2423" calcext:value-type="float">
            <text:p>2,423</text:p>
          </table:table-cell>
          <table:table-cell table:style-name="ce52" office:value-type="float" office:value="0.24" calcext:value-type="float">
            <text:p>0.24</text:p>
          </table:table-cell>
          <table:table-cell table:style-name="ce41" office:value-type="float" office:value="2542" calcext:value-type="float">
            <text:p>2,542</text:p>
          </table:table-cell>
          <table:table-cell office:value-type="float" office:value="0.68" calcext:value-type="float">
            <text:p>0.68</text:p>
          </table:table-cell>
          <table:table-cell office:value-type="float" office:value="7729" calcext:value-type="float">
            <text:p>7,729</text:p>
          </table:table-cell>
          <table:table-cell/>
          <table:table-cell table:formula="of:=[.I40]/1000" office:value-type="float" office:value="0.00068" calcext:value-type="float">
            <text:p>0.000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14" calcext:value-type="float">
            <text:p>1,314</text:p>
          </table:table-cell>
          <table:table-cell office:value-type="float" office:value="70" calcext:value-type="float">
            <text:p>70</text:p>
          </table:table-cell>
          <table:table-cell office:value-type="float" office:value="955" calcext:value-type="float">
            <text:p>955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</table:table-row>
        <table:table-row table:style-name="ro1">
          <table:table-cell table:number-columns-repeated="2"/>
          <table:table-cell table:style-name="ce49" office:value-type="float" office:value="0.894666666666667" calcext:value-type="float">
            <text:p>0.89</text:p>
          </table:table-cell>
          <table:table-cell table:style-name="ce12" table:formula="of:=SUM([.D11:.D40])/30" office:value-type="float" office:value="10994.8666666667" calcext:value-type="float">
            <text:p>10,995</text:p>
          </table:table-cell>
          <table:table-cell table:style-name="ce49" office:value-type="float" office:value="1.04266666666667" calcext:value-type="float">
            <text:p>1.04</text:p>
          </table:table-cell>
          <table:table-cell table:style-name="ce12" table:formula="of:=SUM([.F11:.F40])/30" office:value-type="float" office:value="12846.5666666667" calcext:value-type="float">
            <text:p>12,847</text:p>
          </table:table-cell>
          <table:table-cell table:style-name="ce49" office:value-type="float" office:value="1.125" calcext:value-type="float">
            <text:p>1.13</text:p>
          </table:table-cell>
          <table:table-cell table:style-name="ce12" table:formula="of:=SUM([.H11:.H40])/30" office:value-type="float" office:value="15426.6666666667" calcext:value-type="float">
            <text:p>15,427</text:p>
          </table:table-cell>
          <table:table-cell table:style-name="ce49" office:value-type="float" office:value="1.07866666666667" calcext:value-type="float">
            <text:p>1.08</text:p>
          </table:table-cell>
          <table:table-cell table:style-name="ce12" table:formula="of:=SUM([.J11:.J40])/30" office:value-type="float" office:value="15085.5" calcext:value-type="float">
            <text:p>15,086</text:p>
          </table:table-cell>
          <table:table-cell/>
          <table:table-cell table:formula="of:=[.I41]/1000" office:value-type="float" office:value="0.00107866666666667" calcext:value-type="float">
            <text:p>0.001078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,213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640" calcext:value-type="float">
            <text:p>2,640</text:p>
          </table:table-cell>
          <table:table-cell office:value-type="float" office:value="1000" calcext:value-type="float">
            <text:p>1,000</text:p>
          </table:table-cell>
          <table:table-cell office:value-type="float" office:value="8239" calcext:value-type="float">
            <text:p>8,239</text:p>
          </table:table-cell>
          <table:table-cell office:value-type="float" office:value="180" calcext:value-type="float">
            <text:p>180</text:p>
          </table:table-cell>
          <table:table-cell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38" office:value-type="float" office:value="1340" calcext:value-type="float">
            <text:p>1,340</text:p>
          </table:table-cell>
          <table:table-cell table:style-name="ce38" office:value-type="float" office:value="20664" calcext:value-type="float">
            <text:p>20,664</text:p>
          </table:table-cell>
          <table:table-cell office:value-type="float" office:value="320" calcext:value-type="float">
            <text:p>320</text:p>
          </table:table-cell>
          <table:table-cell office:value-type="float" office:value="2423" calcext:value-type="float">
            <text:p>2,423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12" table:formula="of:=SUM([.N14:.N43])/30" office:value-type="float" office:value="894.666666666667" calcext:value-type="float">
            <text:p>895</text:p>
          </table:table-cell>
          <table:table-cell table:style-name="ce12" table:formula="of:=SUM([.O14:.O43])/30" office:value-type="float" office:value="10994.8666666667" calcext:value-type="float">
            <text:p>10,995</text:p>
          </table:table-cell>
          <table:table-cell table:style-name="ce12" table:formula="of:=SUM([.P14:.P43])/30" office:value-type="float" office:value="1042.66666666667" calcext:value-type="float">
            <text:p>1,043</text:p>
          </table:table-cell>
          <table:table-cell table:style-name="ce12" table:formula="of:=SUM([.Q14:.Q43])/30" office:value-type="float" office:value="12846.5666666667" calcext:value-type="float">
            <text:p>12,847</text:p>
          </table:table-cell>
          <table:table-cell table:style-name="ce12" table:formula="of:=SUM([.R14:.R43])/30" office:value-type="float" office:value="1125" calcext:value-type="float">
            <text:p>1,125</text:p>
          </table:table-cell>
          <table:table-cell table:style-name="ce12" table:formula="of:=SUM([.S14:.S43])/30" office:value-type="float" office:value="15426.6666666667" calcext:value-type="float">
            <text:p>15,427</text:p>
          </table:table-cell>
          <table:table-cell table:style-name="ce12" table:formula="of:=SUM([.T14:.T43])/30" office:value-type="float" office:value="1078.66666666667" calcext:value-type="float">
            <text:p>1,079</text:p>
          </table:table-cell>
          <table:table-cell table:style-name="ce12" table:formula="of:=SUM([.U14:.U43])/30" office:value-type="float" office:value="15085.5" calcext:value-type="float">
            <text:p>15,086</text:p>
          </table:table-cell>
        </table:table-row>
      </table:table>
      <table:named-expressions/>
      <table:database-ranges>
        <table:database-range table:name="__Anonymous_Sheet_DB__1" table:target-range-address="Costas.A1:Costas.AB3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6:08:04.126015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6-30T17:08:48.237761698</dc:date>
    <meta:editing-duration>P3DT4H49M5S</meta:editing-duration>
    <meta:editing-cycles>177</meta:editing-cycles>
    <meta:generator>LibreOffice/4.2.8.2$Linux_X86_64 LibreOffice_project/420m0$Build-2</meta:generator>
    <meta:document-statistic meta:table-count="3" meta:cell-count="4417" meta:object-count="0"/>
  </office:meta>
</office:document-meta>
</file>